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29.799cm" svg:height="16.761cm" svg:x="13.88cm" svg:y="1.161cm">
            <draw:object draw:notify-on-update-of-ranges="Sheet1.B1:Sheet1.B1 Sheet1.B2:Sheet1.B70 Sheet1.C1:Sheet1.C1 Sheet1.C2:Sheet1.C70 Sheet1.D1:Sheet1.D1 Sheet1.D2:Sheet1.D70 Sheet1.E1:Sheet1.E1 Sheet1.E2:Sheet1.E70 Sheet1.F1:Sheet1.F1 Sheet1.F2:Sheet1.F70 Sheet1.G1:Sheet1.G1 Sheet1.G2:Sheet1.G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&lt;5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string" calcext:value-type="string">
            <text:p>21-60</text:p>
          </table:table-cell>
          <table:table-cell table:style-name="ce1" office:value-type="string" calcext:value-type="string">
            <text:p>61-240</text:p>
          </table:table-cell>
          <table:table-cell table:style-name="ce1" office:value-type="string" calcext:value-type="string">
            <text:p>&gt;240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3/02-03/09</text:p>
          </table:table-cell>
          <table:table-cell office:value-type="float" office:value="7913" calcext:value-type="float">
            <text:p>7913</text:p>
          </table:table-cell>
          <table:table-cell office:value-type="float" office:value="106033" calcext:value-type="float">
            <text:p>106033</text:p>
          </table:table-cell>
          <table:table-cell office:value-type="float" office:value="124950" calcext:value-type="float">
            <text:p>124950</text:p>
          </table:table-cell>
          <table:table-cell office:value-type="float" office:value="114903" calcext:value-type="float">
            <text:p>114903</text:p>
          </table:table-cell>
          <table:table-cell office:value-type="float" office:value="40323" calcext:value-type="float">
            <text:p>40323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3/09-3/16</text:p>
          </table:table-cell>
          <table:table-cell office:value-type="float" office:value="6554" calcext:value-type="float">
            <text:p>6554</text:p>
          </table:table-cell>
          <table:table-cell office:value-type="float" office:value="91356" calcext:value-type="float">
            <text:p>91356</text:p>
          </table:table-cell>
          <table:table-cell office:value-type="float" office:value="107992" calcext:value-type="float">
            <text:p>107992</text:p>
          </table:table-cell>
          <table:table-cell office:value-type="float" office:value="95688" calcext:value-type="float">
            <text:p>95688</text:p>
          </table:table-cell>
          <table:table-cell office:value-type="float" office:value="36021" calcext:value-type="float">
            <text:p>36021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3/16-03/23</text:p>
          </table:table-cell>
          <table:table-cell office:value-type="float" office:value="4751" calcext:value-type="float">
            <text:p>4751</text:p>
          </table:table-cell>
          <table:table-cell office:value-type="float" office:value="54059" calcext:value-type="float">
            <text:p>54059</text:p>
          </table:table-cell>
          <table:table-cell office:value-type="float" office:value="27286" calcext:value-type="float">
            <text:p>27286</text:p>
          </table:table-cell>
          <table:table-cell office:value-type="float" office:value="27194" calcext:value-type="float">
            <text:p>27194</text:p>
          </table:table-cell>
          <table:table-cell office:value-type="float" office:value="22505" calcext:value-type="float">
            <text:p>22505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3/23-03/30</text:p>
          </table:table-cell>
          <table:table-cell office:value-type="float" office:value="4909" calcext:value-type="float">
            <text:p>4909</text:p>
          </table:table-cell>
          <table:table-cell office:value-type="float" office:value="52144" calcext:value-type="float">
            <text:p>52144</text:p>
          </table:table-cell>
          <table:table-cell office:value-type="float" office:value="17716" calcext:value-type="float">
            <text:p>17716</text:p>
          </table:table-cell>
          <table:table-cell office:value-type="float" office:value="19211" calcext:value-type="float">
            <text:p>19211</text:p>
          </table:table-cell>
          <table:table-cell office:value-type="float" office:value="20437" calcext:value-type="float">
            <text:p>20437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3/30-04/06</text:p>
          </table:table-cell>
          <table:table-cell office:value-type="float" office:value="4375" calcext:value-type="float">
            <text:p>4375</text:p>
          </table:table-cell>
          <table:table-cell office:value-type="float" office:value="49830" calcext:value-type="float">
            <text:p>49830</text:p>
          </table:table-cell>
          <table:table-cell office:value-type="float" office:value="16234" calcext:value-type="float">
            <text:p>16234</text:p>
          </table:table-cell>
          <table:table-cell office:value-type="float" office:value="16525" calcext:value-type="float">
            <text:p>16525</text:p>
          </table:table-cell>
          <table:table-cell office:value-type="float" office:value="15049" calcext:value-type="float">
            <text:p>15049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4/06-04/13</text:p>
          </table:table-cell>
          <table:table-cell office:value-type="float" office:value="3792" calcext:value-type="float">
            <text:p>3792</text:p>
          </table:table-cell>
          <table:table-cell office:value-type="float" office:value="47218" calcext:value-type="float">
            <text:p>47218</text:p>
          </table:table-cell>
          <table:table-cell office:value-type="float" office:value="15813" calcext:value-type="float">
            <text:p>15813</text:p>
          </table:table-cell>
          <table:table-cell office:value-type="float" office:value="15643" calcext:value-type="float">
            <text:p>15643</text:p>
          </table:table-cell>
          <table:table-cell office:value-type="float" office:value="14386" calcext:value-type="float">
            <text:p>14386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4/13-04/20</text:p>
          </table:table-cell>
          <table:table-cell office:value-type="float" office:value="3486" calcext:value-type="float">
            <text:p>3486</text:p>
          </table:table-cell>
          <table:table-cell office:value-type="float" office:value="52467" calcext:value-type="float">
            <text:p>52467</text:p>
          </table:table-cell>
          <table:table-cell office:value-type="float" office:value="16232" calcext:value-type="float">
            <text:p>16232</text:p>
          </table:table-cell>
          <table:table-cell office:value-type="float" office:value="15307" calcext:value-type="float">
            <text:p>15307</text:p>
          </table:table-cell>
          <table:table-cell office:value-type="float" office:value="14194" calcext:value-type="float">
            <text:p>14194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4/20-04/27</text:p>
          </table:table-cell>
          <table:table-cell office:value-type="float" office:value="4433" calcext:value-type="float">
            <text:p>4433</text:p>
          </table:table-cell>
          <table:table-cell office:value-type="float" office:value="60688" calcext:value-type="float">
            <text:p>60688</text:p>
          </table:table-cell>
          <table:table-cell office:value-type="float" office:value="19365" calcext:value-type="float">
            <text:p>19365</text:p>
          </table:table-cell>
          <table:table-cell office:value-type="float" office:value="18255" calcext:value-type="float">
            <text:p>18255</text:p>
          </table:table-cell>
          <table:table-cell office:value-type="float" office:value="16180" calcext:value-type="float">
            <text:p>16180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4/27-05/04</text:p>
          </table:table-cell>
          <table:table-cell office:value-type="float" office:value="4693" calcext:value-type="float">
            <text:p>4693</text:p>
          </table:table-cell>
          <table:table-cell office:value-type="float" office:value="63978" calcext:value-type="float">
            <text:p>63978</text:p>
          </table:table-cell>
          <table:table-cell office:value-type="float" office:value="21076" calcext:value-type="float">
            <text:p>21076</text:p>
          </table:table-cell>
          <table:table-cell office:value-type="float" office:value="19249" calcext:value-type="float">
            <text:p>19249</text:p>
          </table:table-cell>
          <table:table-cell office:value-type="float" office:value="16285" calcext:value-type="float">
            <text:p>16285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5/04-05/11</text:p>
          </table:table-cell>
          <table:table-cell office:value-type="float" office:value="5007" calcext:value-type="float">
            <text:p>5007</text:p>
          </table:table-cell>
          <table:table-cell office:value-type="float" office:value="67681" calcext:value-type="float">
            <text:p>67681</text:p>
          </table:table-cell>
          <table:table-cell office:value-type="float" office:value="23142" calcext:value-type="float">
            <text:p>23142</text:p>
          </table:table-cell>
          <table:table-cell office:value-type="float" office:value="19760" calcext:value-type="float">
            <text:p>19760</text:p>
          </table:table-cell>
          <table:table-cell office:value-type="float" office:value="15628" calcext:value-type="float">
            <text:p>15628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5/11-05/18</text:p>
          </table:table-cell>
          <table:table-cell office:value-type="float" office:value="4951" calcext:value-type="float">
            <text:p>4951</text:p>
          </table:table-cell>
          <table:table-cell office:value-type="float" office:value="64801" calcext:value-type="float">
            <text:p>64801</text:p>
          </table:table-cell>
          <table:table-cell office:value-type="float" office:value="22186" calcext:value-type="float">
            <text:p>22186</text:p>
          </table:table-cell>
          <table:table-cell office:value-type="float" office:value="20241" calcext:value-type="float">
            <text:p>20241</text:p>
          </table:table-cell>
          <table:table-cell office:value-type="float" office:value="17009" calcext:value-type="float">
            <text:p>17009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05/18-05/25</text:p>
          </table:table-cell>
          <table:table-cell office:value-type="float" office:value="5243" calcext:value-type="float">
            <text:p>5243</text:p>
          </table:table-cell>
          <table:table-cell office:value-type="float" office:value="72128" calcext:value-type="float">
            <text:p>72128</text:p>
          </table:table-cell>
          <table:table-cell office:value-type="float" office:value="26354" calcext:value-type="float">
            <text:p>26354</text:p>
          </table:table-cell>
          <table:table-cell office:value-type="float" office:value="22553" calcext:value-type="float">
            <text:p>22553</text:p>
          </table:table-cell>
          <table:table-cell office:value-type="float" office:value="18381" calcext:value-type="float">
            <text:p>18381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05/25-06/01</text:p>
          </table:table-cell>
          <table:table-cell office:value-type="float" office:value="5634" calcext:value-type="float">
            <text:p>5634</text:p>
          </table:table-cell>
          <table:table-cell office:value-type="float" office:value="72496" calcext:value-type="float">
            <text:p>72496</text:p>
          </table:table-cell>
          <table:table-cell office:value-type="float" office:value="27343" calcext:value-type="float">
            <text:p>27343</text:p>
          </table:table-cell>
          <table:table-cell office:value-type="float" office:value="22629" calcext:value-type="float">
            <text:p>22629</text:p>
          </table:table-cell>
          <table:table-cell office:value-type="float" office:value="17885" calcext:value-type="float">
            <text:p>17885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06/01-06/08</text:p>
          </table:table-cell>
          <table:table-cell office:value-type="float" office:value="6435" calcext:value-type="float">
            <text:p>6435</text:p>
          </table:table-cell>
          <table:table-cell office:value-type="float" office:value="83204" calcext:value-type="float">
            <text:p>83204</text:p>
          </table:table-cell>
          <table:table-cell office:value-type="float" office:value="48173" calcext:value-type="float">
            <text:p>48173</text:p>
          </table:table-cell>
          <table:table-cell office:value-type="float" office:value="42735" calcext:value-type="float">
            <text:p>42735</text:p>
          </table:table-cell>
          <table:table-cell office:value-type="float" office:value="20351" calcext:value-type="float">
            <text:p>20351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06/08-06/15</text:p>
          </table:table-cell>
          <table:table-cell office:value-type="float" office:value="6178" calcext:value-type="float">
            <text:p>6178</text:p>
          </table:table-cell>
          <table:table-cell office:value-type="float" office:value="85571" calcext:value-type="float">
            <text:p>85571</text:p>
          </table:table-cell>
          <table:table-cell office:value-type="float" office:value="63864" calcext:value-type="float">
            <text:p>63864</text:p>
          </table:table-cell>
          <table:table-cell office:value-type="float" office:value="54048" calcext:value-type="float">
            <text:p>54048</text:p>
          </table:table-cell>
          <table:table-cell office:value-type="float" office:value="21728" calcext:value-type="float">
            <text:p>21728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06/15-06/22</text:p>
          </table:table-cell>
          <table:table-cell office:value-type="float" office:value="6087" calcext:value-type="float">
            <text:p>6087</text:p>
          </table:table-cell>
          <table:table-cell office:value-type="float" office:value="87807" calcext:value-type="float">
            <text:p>87807</text:p>
          </table:table-cell>
          <table:table-cell office:value-type="float" office:value="75045" calcext:value-type="float">
            <text:p>75045</text:p>
          </table:table-cell>
          <table:table-cell office:value-type="float" office:value="62428" calcext:value-type="float">
            <text:p>62428</text:p>
          </table:table-cell>
          <table:table-cell office:value-type="float" office:value="22547" calcext:value-type="float">
            <text:p>22547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06/22-06/29</text:p>
          </table:table-cell>
          <table:table-cell office:value-type="float" office:value="7406" calcext:value-type="float">
            <text:p>7406</text:p>
          </table:table-cell>
          <table:table-cell office:value-type="float" office:value="92781" calcext:value-type="float">
            <text:p>92781</text:p>
          </table:table-cell>
          <table:table-cell office:value-type="float" office:value="79676" calcext:value-type="float">
            <text:p>79676</text:p>
          </table:table-cell>
          <table:table-cell office:value-type="float" office:value="64774" calcext:value-type="float">
            <text:p>64774</text:p>
          </table:table-cell>
          <table:table-cell office:value-type="float" office:value="23682" calcext:value-type="float">
            <text:p>23682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06/29-07/06</text:p>
          </table:table-cell>
          <table:table-cell office:value-type="float" office:value="6296" calcext:value-type="float">
            <text:p>6296</text:p>
          </table:table-cell>
          <table:table-cell office:value-type="float" office:value="86856" calcext:value-type="float">
            <text:p>86856</text:p>
          </table:table-cell>
          <table:table-cell office:value-type="float" office:value="72852" calcext:value-type="float">
            <text:p>72852</text:p>
          </table:table-cell>
          <table:table-cell office:value-type="float" office:value="56189" calcext:value-type="float">
            <text:p>56189</text:p>
          </table:table-cell>
          <table:table-cell office:value-type="float" office:value="21222" calcext:value-type="float">
            <text:p>21222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07/06-07/13</text:p>
          </table:table-cell>
          <table:table-cell office:value-type="float" office:value="6583" calcext:value-type="float">
            <text:p>6583</text:p>
          </table:table-cell>
          <table:table-cell office:value-type="float" office:value="91329" calcext:value-type="float">
            <text:p>91329</text:p>
          </table:table-cell>
          <table:table-cell office:value-type="float" office:value="80668" calcext:value-type="float">
            <text:p>80668</text:p>
          </table:table-cell>
          <table:table-cell office:value-type="float" office:value="64472" calcext:value-type="float">
            <text:p>64472</text:p>
          </table:table-cell>
          <table:table-cell office:value-type="float" office:value="22266" calcext:value-type="float">
            <text:p>22266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07/13-07/20</text:p>
          </table:table-cell>
          <table:table-cell office:value-type="float" office:value="7042" calcext:value-type="float">
            <text:p>7042</text:p>
          </table:table-cell>
          <table:table-cell office:value-type="float" office:value="93532" calcext:value-type="float">
            <text:p>93532</text:p>
          </table:table-cell>
          <table:table-cell office:value-type="float" office:value="82121" calcext:value-type="float">
            <text:p>82121</text:p>
          </table:table-cell>
          <table:table-cell office:value-type="float" office:value="66175" calcext:value-type="float">
            <text:p>66175</text:p>
          </table:table-cell>
          <table:table-cell office:value-type="float" office:value="23592" calcext:value-type="float">
            <text:p>23592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07/20-07/27</text:p>
          </table:table-cell>
          <table:table-cell office:value-type="float" office:value="6958" calcext:value-type="float">
            <text:p>6958</text:p>
          </table:table-cell>
          <table:table-cell office:value-type="float" office:value="94473" calcext:value-type="float">
            <text:p>94473</text:p>
          </table:table-cell>
          <table:table-cell office:value-type="float" office:value="82332" calcext:value-type="float">
            <text:p>82332</text:p>
          </table:table-cell>
          <table:table-cell office:value-type="float" office:value="67034" calcext:value-type="float">
            <text:p>67034</text:p>
          </table:table-cell>
          <table:table-cell office:value-type="float" office:value="24313" calcext:value-type="float">
            <text:p>24313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07/27-08/03</text:p>
          </table:table-cell>
          <table:table-cell office:value-type="float" office:value="7461" calcext:value-type="float">
            <text:p>7461</text:p>
          </table:table-cell>
          <table:table-cell office:value-type="float" office:value="98663" calcext:value-type="float">
            <text:p>98663</text:p>
          </table:table-cell>
          <table:table-cell office:value-type="float" office:value="85351" calcext:value-type="float">
            <text:p>85351</text:p>
          </table:table-cell>
          <table:table-cell office:value-type="float" office:value="70444" calcext:value-type="float">
            <text:p>70444</text:p>
          </table:table-cell>
          <table:table-cell office:value-type="float" office:value="26393" calcext:value-type="float">
            <text:p>26393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08/03-08/10</text:p>
          </table:table-cell>
          <table:table-cell office:value-type="float" office:value="6943" calcext:value-type="float">
            <text:p>6943</text:p>
          </table:table-cell>
          <table:table-cell office:value-type="float" office:value="95373" calcext:value-type="float">
            <text:p>95373</text:p>
          </table:table-cell>
          <table:table-cell office:value-type="float" office:value="84779" calcext:value-type="float">
            <text:p>84779</text:p>
          </table:table-cell>
          <table:table-cell office:value-type="float" office:value="69107" calcext:value-type="float">
            <text:p>69107</text:p>
          </table:table-cell>
          <table:table-cell office:value-type="float" office:value="25193" calcext:value-type="float">
            <text:p>25193</text:p>
          </table:table-cell>
          <table:table-cell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08/10-08/17</text:p>
          </table:table-cell>
          <table:table-cell office:value-type="float" office:value="7615" calcext:value-type="float">
            <text:p>7615</text:p>
          </table:table-cell>
          <table:table-cell office:value-type="float" office:value="94720" calcext:value-type="float">
            <text:p>94720</text:p>
          </table:table-cell>
          <table:table-cell office:value-type="float" office:value="88353" calcext:value-type="float">
            <text:p>88353</text:p>
          </table:table-cell>
          <table:table-cell office:value-type="float" office:value="71455" calcext:value-type="float">
            <text:p>71455</text:p>
          </table:table-cell>
          <table:table-cell office:value-type="float" office:value="25365" calcext:value-type="float">
            <text:p>25365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08/17-08/24</text:p>
          </table:table-cell>
          <table:table-cell office:value-type="float" office:value="8619" calcext:value-type="float">
            <text:p>8619</text:p>
          </table:table-cell>
          <table:table-cell office:value-type="float" office:value="99232" calcext:value-type="float">
            <text:p>99232</text:p>
          </table:table-cell>
          <table:table-cell office:value-type="float" office:value="92340" calcext:value-type="float">
            <text:p>92340</text:p>
          </table:table-cell>
          <table:table-cell office:value-type="float" office:value="74467" calcext:value-type="float">
            <text:p>74467</text:p>
          </table:table-cell>
          <table:table-cell office:value-type="float" office:value="26340" calcext:value-type="float">
            <text:p>26340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08/24-08/31</text:p>
          </table:table-cell>
          <table:table-cell office:value-type="float" office:value="7362" calcext:value-type="float">
            <text:p>7362</text:p>
          </table:table-cell>
          <table:table-cell office:value-type="float" office:value="87970" calcext:value-type="float">
            <text:p>87970</text:p>
          </table:table-cell>
          <table:table-cell office:value-type="float" office:value="82658" calcext:value-type="float">
            <text:p>82658</text:p>
          </table:table-cell>
          <table:table-cell office:value-type="float" office:value="67448" calcext:value-type="float">
            <text:p>67448</text:p>
          </table:table-cell>
          <table:table-cell office:value-type="float" office:value="24260" calcext:value-type="float">
            <text:p>24260</text:p>
          </table:table-cell>
          <table:table-cell table:number-columns-repeated="101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08/31-09/07</text:p>
          </table:table-cell>
          <table:table-cell office:value-type="float" office:value="7612" calcext:value-type="float">
            <text:p>7612</text:p>
          </table:table-cell>
          <table:table-cell office:value-type="float" office:value="93983" calcext:value-type="float">
            <text:p>93983</text:p>
          </table:table-cell>
          <table:table-cell office:value-type="float" office:value="89890" calcext:value-type="float">
            <text:p>89890</text:p>
          </table:table-cell>
          <table:table-cell office:value-type="float" office:value="73620" calcext:value-type="float">
            <text:p>73620</text:p>
          </table:table-cell>
          <table:table-cell office:value-type="float" office:value="25585" calcext:value-type="float">
            <text:p>25585</text:p>
          </table:table-cell>
          <table:table-cell table:number-columns-repeated="101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09/07-09/14</text:p>
          </table:table-cell>
          <table:table-cell office:value-type="float" office:value="6804" calcext:value-type="float">
            <text:p>6804</text:p>
          </table:table-cell>
          <table:table-cell office:value-type="float" office:value="85382" calcext:value-type="float">
            <text:p>85382</text:p>
          </table:table-cell>
          <table:table-cell office:value-type="float" office:value="81455" calcext:value-type="float">
            <text:p>81455</text:p>
          </table:table-cell>
          <table:table-cell office:value-type="float" office:value="71482" calcext:value-type="float">
            <text:p>71482</text:p>
          </table:table-cell>
          <table:table-cell office:value-type="float" office:value="25429" calcext:value-type="float">
            <text:p>25429</text:p>
          </table:table-cell>
          <table:table-cell table:number-columns-repeated="101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09/14-09/21</text:p>
          </table:table-cell>
          <table:table-cell office:value-type="float" office:value="6300" calcext:value-type="float">
            <text:p>6300</text:p>
          </table:table-cell>
          <table:table-cell office:value-type="float" office:value="83598" calcext:value-type="float">
            <text:p>83598</text:p>
          </table:table-cell>
          <table:table-cell office:value-type="float" office:value="80679" calcext:value-type="float">
            <text:p>80679</text:p>
          </table:table-cell>
          <table:table-cell office:value-type="float" office:value="71016" calcext:value-type="float">
            <text:p>71016</text:p>
          </table:table-cell>
          <table:table-cell office:value-type="float" office:value="25283" calcext:value-type="float">
            <text:p>25283</text:p>
          </table:table-cell>
          <table:table-cell table:number-columns-repeated="101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09/21-09/28</text:p>
          </table:table-cell>
          <table:table-cell office:value-type="float" office:value="7152" calcext:value-type="float">
            <text:p>7152</text:p>
          </table:table-cell>
          <table:table-cell office:value-type="float" office:value="85865" calcext:value-type="float">
            <text:p>85865</text:p>
          </table:table-cell>
          <table:table-cell office:value-type="float" office:value="82292" calcext:value-type="float">
            <text:p>82292</text:p>
          </table:table-cell>
          <table:table-cell office:value-type="float" office:value="72999" calcext:value-type="float">
            <text:p>72999</text:p>
          </table:table-cell>
          <table:table-cell office:value-type="float" office:value="26647" calcext:value-type="float">
            <text:p>26647</text:p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09/28-10/05</text:p>
          </table:table-cell>
          <table:table-cell office:value-type="float" office:value="7671" calcext:value-type="float">
            <text:p>7671</text:p>
          </table:table-cell>
          <table:table-cell office:value-type="float" office:value="83907" calcext:value-type="float">
            <text:p>83907</text:p>
          </table:table-cell>
          <table:table-cell office:value-type="float" office:value="78618" calcext:value-type="float">
            <text:p>78618</text:p>
          </table:table-cell>
          <table:table-cell office:value-type="float" office:value="69083" calcext:value-type="float">
            <text:p>69083</text:p>
          </table:table-cell>
          <table:table-cell office:value-type="float" office:value="25163" calcext:value-type="float">
            <text:p>25163</text:p>
          </table:table-cell>
          <table:table-cell table:number-columns-repeated="101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10/05-10/12</text:p>
          </table:table-cell>
          <table:table-cell office:value-type="float" office:value="7218" calcext:value-type="float">
            <text:p>7218</text:p>
          </table:table-cell>
          <table:table-cell office:value-type="float" office:value="87013" calcext:value-type="float">
            <text:p>87013</text:p>
          </table:table-cell>
          <table:table-cell office:value-type="float" office:value="81375" calcext:value-type="float">
            <text:p>81375</text:p>
          </table:table-cell>
          <table:table-cell office:value-type="float" office:value="71268" calcext:value-type="float">
            <text:p>71268</text:p>
          </table:table-cell>
          <table:table-cell office:value-type="float" office:value="23771" calcext:value-type="float">
            <text:p>23771</text:p>
          </table:table-cell>
          <table:table-cell table:number-columns-repeated="101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10/12-10/19</text:p>
          </table:table-cell>
          <table:table-cell office:value-type="float" office:value="6749" calcext:value-type="float">
            <text:p>6749</text:p>
          </table:table-cell>
          <table:table-cell office:value-type="float" office:value="82298" calcext:value-type="float">
            <text:p>82298</text:p>
          </table:table-cell>
          <table:table-cell office:value-type="float" office:value="80219" calcext:value-type="float">
            <text:p>80219</text:p>
          </table:table-cell>
          <table:table-cell office:value-type="float" office:value="70380" calcext:value-type="float">
            <text:p>70380</text:p>
          </table:table-cell>
          <table:table-cell office:value-type="float" office:value="24451" calcext:value-type="float">
            <text:p>24451</text:p>
          </table:table-cell>
          <table:table-cell table:number-columns-repeated="101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10/19-10/26</text:p>
          </table:table-cell>
          <table:table-cell office:value-type="float" office:value="6566" calcext:value-type="float">
            <text:p>6566</text:p>
          </table:table-cell>
          <table:table-cell office:value-type="float" office:value="73486" calcext:value-type="float">
            <text:p>73486</text:p>
          </table:table-cell>
          <table:table-cell office:value-type="float" office:value="70944" calcext:value-type="float">
            <text:p>70944</text:p>
          </table:table-cell>
          <table:table-cell office:value-type="float" office:value="66242" calcext:value-type="float">
            <text:p>66242</text:p>
          </table:table-cell>
          <table:table-cell office:value-type="float" office:value="23774" calcext:value-type="float">
            <text:p>23774</text:p>
          </table:table-cell>
          <table:table-cell table:number-columns-repeated="101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10/26-11/02</text:p>
          </table:table-cell>
          <table:table-cell office:value-type="float" office:value="6249" calcext:value-type="float">
            <text:p>6249</text:p>
          </table:table-cell>
          <table:table-cell office:value-type="float" office:value="75434" calcext:value-type="float">
            <text:p>75434</text:p>
          </table:table-cell>
          <table:table-cell office:value-type="float" office:value="69366" calcext:value-type="float">
            <text:p>69366</text:p>
          </table:table-cell>
          <table:table-cell office:value-type="float" office:value="62951" calcext:value-type="float">
            <text:p>62951</text:p>
          </table:table-cell>
          <table:table-cell office:value-type="float" office:value="23402" calcext:value-type="float">
            <text:p>23402</text:p>
          </table:table-cell>
          <table:table-cell table:number-columns-repeated="101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11/02-11/09</text:p>
          </table:table-cell>
          <table:table-cell office:value-type="float" office:value="5735" calcext:value-type="float">
            <text:p>5735</text:p>
          </table:table-cell>
          <table:table-cell office:value-type="float" office:value="75451" calcext:value-type="float">
            <text:p>75451</text:p>
          </table:table-cell>
          <table:table-cell office:value-type="float" office:value="68442" calcext:value-type="float">
            <text:p>68442</text:p>
          </table:table-cell>
          <table:table-cell office:value-type="float" office:value="59185" calcext:value-type="float">
            <text:p>59185</text:p>
          </table:table-cell>
          <table:table-cell office:value-type="float" office:value="22944" calcext:value-type="float">
            <text:p>22944</text:p>
          </table:table-cell>
          <table:table-cell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11/09-11/16</text:p>
          </table:table-cell>
          <table:table-cell office:value-type="float" office:value="5049" calcext:value-type="float">
            <text:p>5049</text:p>
          </table:table-cell>
          <table:table-cell office:value-type="float" office:value="64675" calcext:value-type="float">
            <text:p>64675</text:p>
          </table:table-cell>
          <table:table-cell office:value-type="float" office:value="56696" calcext:value-type="float">
            <text:p>56696</text:p>
          </table:table-cell>
          <table:table-cell office:value-type="float" office:value="50839" calcext:value-type="float">
            <text:p>50839</text:p>
          </table:table-cell>
          <table:table-cell office:value-type="float" office:value="20311" calcext:value-type="float">
            <text:p>20311</text:p>
          </table:table-cell>
          <table:table-cell table:number-columns-repeated="101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11/16-11/23</text:p>
          </table:table-cell>
          <table:table-cell office:value-type="float" office:value="4890" calcext:value-type="float">
            <text:p>4890</text:p>
          </table:table-cell>
          <table:table-cell office:value-type="float" office:value="65647" calcext:value-type="float">
            <text:p>65647</text:p>
          </table:table-cell>
          <table:table-cell office:value-type="float" office:value="46963" calcext:value-type="float">
            <text:p>46963</text:p>
          </table:table-cell>
          <table:table-cell office:value-type="float" office:value="44362" calcext:value-type="float">
            <text:p>44362</text:p>
          </table:table-cell>
          <table:table-cell office:value-type="float" office:value="20122" calcext:value-type="float">
            <text:p>20122</text:p>
          </table:table-cell>
          <table:table-cell table:number-columns-repeated="101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11/23-11/30</text:p>
          </table:table-cell>
          <table:table-cell office:value-type="float" office:value="4526" calcext:value-type="float">
            <text:p>4526</text:p>
          </table:table-cell>
          <table:table-cell office:value-type="float" office:value="56043" calcext:value-type="float">
            <text:p>56043</text:p>
          </table:table-cell>
          <table:table-cell office:value-type="float" office:value="20621" calcext:value-type="float">
            <text:p>20621</text:p>
          </table:table-cell>
          <table:table-cell office:value-type="float" office:value="19235" calcext:value-type="float">
            <text:p>19235</text:p>
          </table:table-cell>
          <table:table-cell office:value-type="float" office:value="14104" calcext:value-type="float">
            <text:p>14104</text:p>
          </table:table-cell>
          <table:table-cell table:number-columns-repeated="101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11/30-12/07</text:p>
          </table:table-cell>
          <table:table-cell office:value-type="float" office:value="5787" calcext:value-type="float">
            <text:p>5787</text:p>
          </table:table-cell>
          <table:table-cell office:value-type="float" office:value="66132" calcext:value-type="float">
            <text:p>66132</text:p>
          </table:table-cell>
          <table:table-cell office:value-type="float" office:value="25073" calcext:value-type="float">
            <text:p>25073</text:p>
          </table:table-cell>
          <table:table-cell office:value-type="float" office:value="22861" calcext:value-type="float">
            <text:p>22861</text:p>
          </table:table-cell>
          <table:table-cell office:value-type="float" office:value="16764" calcext:value-type="float">
            <text:p>16764</text:p>
          </table:table-cell>
          <table:table-cell table:number-columns-repeated="101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12/07-12/14</text:p>
          </table:table-cell>
          <table:table-cell office:value-type="float" office:value="5758" calcext:value-type="float">
            <text:p>5758</text:p>
          </table:table-cell>
          <table:table-cell office:value-type="float" office:value="65336" calcext:value-type="float">
            <text:p>65336</text:p>
          </table:table-cell>
          <table:table-cell office:value-type="float" office:value="24561" calcext:value-type="float">
            <text:p>24561</text:p>
          </table:table-cell>
          <table:table-cell office:value-type="float" office:value="23076" calcext:value-type="float">
            <text:p>23076</text:p>
          </table:table-cell>
          <table:table-cell office:value-type="float" office:value="16985" calcext:value-type="float">
            <text:p>16985</text:p>
          </table:table-cell>
          <table:table-cell table:number-columns-repeated="101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12/14-12/21</text:p>
          </table:table-cell>
          <table:table-cell office:value-type="float" office:value="5775" calcext:value-type="float">
            <text:p>5775</text:p>
          </table:table-cell>
          <table:table-cell office:value-type="float" office:value="67369" calcext:value-type="float">
            <text:p>67369</text:p>
          </table:table-cell>
          <table:table-cell office:value-type="float" office:value="25817" calcext:value-type="float">
            <text:p>25817</text:p>
          </table:table-cell>
          <table:table-cell office:value-type="float" office:value="24144" calcext:value-type="float">
            <text:p>24144</text:p>
          </table:table-cell>
          <table:table-cell office:value-type="float" office:value="16990" calcext:value-type="float">
            <text:p>16990</text:p>
          </table:table-cell>
          <table:table-cell table:number-columns-repeated="101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12/21-12/28</text:p>
          </table:table-cell>
          <table:table-cell office:value-type="float" office:value="4122" calcext:value-type="float">
            <text:p>4122</text:p>
          </table:table-cell>
          <table:table-cell office:value-type="float" office:value="51715" calcext:value-type="float">
            <text:p>51715</text:p>
          </table:table-cell>
          <table:table-cell office:value-type="float" office:value="19927" calcext:value-type="float">
            <text:p>19927</text:p>
          </table:table-cell>
          <table:table-cell office:value-type="float" office:value="18073" calcext:value-type="float">
            <text:p>18073</text:p>
          </table:table-cell>
          <table:table-cell office:value-type="float" office:value="13747" calcext:value-type="float">
            <text:p>13747</text:p>
          </table:table-cell>
          <table:table-cell table:number-columns-repeated="101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12/28-01/04</text:p>
          </table:table-cell>
          <table:table-cell office:value-type="float" office:value="5354" calcext:value-type="float">
            <text:p>5354</text:p>
          </table:table-cell>
          <table:table-cell office:value-type="float" office:value="62929" calcext:value-type="float">
            <text:p>62929</text:p>
          </table:table-cell>
          <table:table-cell office:value-type="float" office:value="24317" calcext:value-type="float">
            <text:p>24317</text:p>
          </table:table-cell>
          <table:table-cell office:value-type="float" office:value="22234" calcext:value-type="float">
            <text:p>22234</text:p>
          </table:table-cell>
          <table:table-cell office:value-type="float" office:value="15550" calcext:value-type="float">
            <text:p>15550</text:p>
          </table:table-cell>
          <table:table-cell table:number-columns-repeated="101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01/04-01/11</text:p>
          </table:table-cell>
          <table:table-cell office:value-type="float" office:value="5472" calcext:value-type="float">
            <text:p>5472</text:p>
          </table:table-cell>
          <table:table-cell office:value-type="float" office:value="63854" calcext:value-type="float">
            <text:p>63854</text:p>
          </table:table-cell>
          <table:table-cell office:value-type="float" office:value="26208" calcext:value-type="float">
            <text:p>26208</text:p>
          </table:table-cell>
          <table:table-cell office:value-type="float" office:value="25422" calcext:value-type="float">
            <text:p>25422</text:p>
          </table:table-cell>
          <table:table-cell office:value-type="float" office:value="17943" calcext:value-type="float">
            <text:p>17943</text:p>
          </table:table-cell>
          <table:table-cell table:number-columns-repeated="101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01/11-01/18</text:p>
          </table:table-cell>
          <table:table-cell office:value-type="float" office:value="5302" calcext:value-type="float">
            <text:p>5302</text:p>
          </table:table-cell>
          <table:table-cell office:value-type="float" office:value="64834" calcext:value-type="float">
            <text:p>64834</text:p>
          </table:table-cell>
          <table:table-cell office:value-type="float" office:value="58932" calcext:value-type="float">
            <text:p>58932</text:p>
          </table:table-cell>
          <table:table-cell office:value-type="float" office:value="57950" calcext:value-type="float">
            <text:p>57950</text:p>
          </table:table-cell>
          <table:table-cell office:value-type="float" office:value="20593" calcext:value-type="float">
            <text:p>20593</text:p>
          </table:table-cell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01/18-01/25</text:p>
          </table:table-cell>
          <table:table-cell office:value-type="float" office:value="4865" calcext:value-type="float">
            <text:p>4865</text:p>
          </table:table-cell>
          <table:table-cell office:value-type="float" office:value="62807" calcext:value-type="float">
            <text:p>62807</text:p>
          </table:table-cell>
          <table:table-cell office:value-type="float" office:value="59776" calcext:value-type="float">
            <text:p>59776</text:p>
          </table:table-cell>
          <table:table-cell office:value-type="float" office:value="56319" calcext:value-type="float">
            <text:p>56319</text:p>
          </table:table-cell>
          <table:table-cell office:value-type="float" office:value="20006" calcext:value-type="float">
            <text:p>20006</text:p>
          </table:table-cell>
          <table:table-cell table:number-columns-repeated="101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01/25-02/01</text:p>
          </table:table-cell>
          <table:table-cell office:value-type="float" office:value="4696" calcext:value-type="float">
            <text:p>4696</text:p>
          </table:table-cell>
          <table:table-cell office:value-type="float" office:value="64606" calcext:value-type="float">
            <text:p>64606</text:p>
          </table:table-cell>
          <table:table-cell office:value-type="float" office:value="61376" calcext:value-type="float">
            <text:p>61376</text:p>
          </table:table-cell>
          <table:table-cell office:value-type="float" office:value="59190" calcext:value-type="float">
            <text:p>59190</text:p>
          </table:table-cell>
          <table:table-cell office:value-type="float" office:value="21414" calcext:value-type="float">
            <text:p>21414</text:p>
          </table:table-cell>
          <table:table-cell table:number-columns-repeated="101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02/01-02/08</text:p>
          </table:table-cell>
          <table:table-cell office:value-type="float" office:value="4867" calcext:value-type="float">
            <text:p>4867</text:p>
          </table:table-cell>
          <table:table-cell office:value-type="float" office:value="62774" calcext:value-type="float">
            <text:p>62774</text:p>
          </table:table-cell>
          <table:table-cell office:value-type="float" office:value="57756" calcext:value-type="float">
            <text:p>57756</text:p>
          </table:table-cell>
          <table:table-cell office:value-type="float" office:value="56064" calcext:value-type="float">
            <text:p>56064</text:p>
          </table:table-cell>
          <table:table-cell office:value-type="float" office:value="20634" calcext:value-type="float">
            <text:p>20634</text:p>
          </table:table-cell>
          <table:table-cell table:number-columns-repeated="101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02/08-02/15</text:p>
          </table:table-cell>
          <table:table-cell office:value-type="float" office:value="5164" calcext:value-type="float">
            <text:p>5164</text:p>
          </table:table-cell>
          <table:table-cell office:value-type="float" office:value="67409" calcext:value-type="float">
            <text:p>67409</text:p>
          </table:table-cell>
          <table:table-cell office:value-type="float" office:value="63684" calcext:value-type="float">
            <text:p>63684</text:p>
          </table:table-cell>
          <table:table-cell office:value-type="float" office:value="62591" calcext:value-type="float">
            <text:p>62591</text:p>
          </table:table-cell>
          <table:table-cell office:value-type="float" office:value="20319" calcext:value-type="float">
            <text:p>20319</text:p>
          </table:table-cell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02/15-02/22</text:p>
          </table:table-cell>
          <table:table-cell office:value-type="float" office:value="5716" calcext:value-type="float">
            <text:p>5716</text:p>
          </table:table-cell>
          <table:table-cell office:value-type="float" office:value="72321" calcext:value-type="float">
            <text:p>72321</text:p>
          </table:table-cell>
          <table:table-cell office:value-type="float" office:value="66079" calcext:value-type="float">
            <text:p>66079</text:p>
          </table:table-cell>
          <table:table-cell office:value-type="float" office:value="63603" calcext:value-type="float">
            <text:p>63603</text:p>
          </table:table-cell>
          <table:table-cell office:value-type="float" office:value="20540" calcext:value-type="float">
            <text:p>20540</text:p>
          </table:table-cell>
          <table:table-cell table:number-columns-repeated="101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02/15-03/01</text:p>
          </table:table-cell>
          <table:table-cell office:value-type="float" office:value="6220" calcext:value-type="float">
            <text:p>6220</text:p>
          </table:table-cell>
          <table:table-cell office:value-type="float" office:value="78865" calcext:value-type="float">
            <text:p>78865</text:p>
          </table:table-cell>
          <table:table-cell office:value-type="float" office:value="70296" calcext:value-type="float">
            <text:p>70296</text:p>
          </table:table-cell>
          <table:table-cell office:value-type="float" office:value="66278" calcext:value-type="float">
            <text:p>66278</text:p>
          </table:table-cell>
          <table:table-cell office:value-type="float" office:value="19976" calcext:value-type="float">
            <text:p>19976</text:p>
          </table:table-cell>
          <table:table-cell table:number-columns-repeated="101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03/01-03/08</text:p>
          </table:table-cell>
          <table:table-cell office:value-type="float" office:value="6330" calcext:value-type="float">
            <text:p>6330</text:p>
          </table:table-cell>
          <table:table-cell office:value-type="float" office:value="80182" calcext:value-type="float">
            <text:p>80182</text:p>
          </table:table-cell>
          <table:table-cell office:value-type="float" office:value="71459" calcext:value-type="float">
            <text:p>71459</text:p>
          </table:table-cell>
          <table:table-cell office:value-type="float" office:value="65199" calcext:value-type="float">
            <text:p>65199</text:p>
          </table:table-cell>
          <table:table-cell office:value-type="float" office:value="19916" calcext:value-type="float">
            <text:p>19916</text:p>
          </table:table-cell>
          <table:table-cell table:number-columns-repeated="101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03/08-03/15</text:p>
          </table:table-cell>
          <table:table-cell office:value-type="float" office:value="6420" calcext:value-type="float">
            <text:p>6420</text:p>
          </table:table-cell>
          <table:table-cell office:value-type="float" office:value="82409" calcext:value-type="float">
            <text:p>82409</text:p>
          </table:table-cell>
          <table:table-cell office:value-type="float" office:value="74822" calcext:value-type="float">
            <text:p>74822</text:p>
          </table:table-cell>
          <table:table-cell office:value-type="float" office:value="66967" calcext:value-type="float">
            <text:p>66967</text:p>
          </table:table-cell>
          <table:table-cell office:value-type="float" office:value="20155" calcext:value-type="float">
            <text:p>20155</text:p>
          </table:table-cell>
          <table:table-cell table:number-columns-repeated="101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03/15-03/22</text:p>
          </table:table-cell>
          <table:table-cell office:value-type="float" office:value="6569" calcext:value-type="float">
            <text:p>6569</text:p>
          </table:table-cell>
          <table:table-cell office:value-type="float" office:value="84421" calcext:value-type="float">
            <text:p>84421</text:p>
          </table:table-cell>
          <table:table-cell office:value-type="float" office:value="80103" calcext:value-type="float">
            <text:p>80103</text:p>
          </table:table-cell>
          <table:table-cell office:value-type="float" office:value="72077" calcext:value-type="float">
            <text:p>72077</text:p>
          </table:table-cell>
          <table:table-cell office:value-type="float" office:value="19525" calcext:value-type="float">
            <text:p>19525</text:p>
          </table:table-cell>
          <table:table-cell table:number-columns-repeated="101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03/22-03/29</text:p>
          </table:table-cell>
          <table:table-cell office:value-type="float" office:value="6266" calcext:value-type="float">
            <text:p>6266</text:p>
          </table:table-cell>
          <table:table-cell office:value-type="float" office:value="81923" calcext:value-type="float">
            <text:p>81923</text:p>
          </table:table-cell>
          <table:table-cell office:value-type="float" office:value="77509" calcext:value-type="float">
            <text:p>77509</text:p>
          </table:table-cell>
          <table:table-cell office:value-type="float" office:value="67536" calcext:value-type="float">
            <text:p>67536</text:p>
          </table:table-cell>
          <table:table-cell office:value-type="float" office:value="19418" calcext:value-type="float">
            <text:p>19418</text:p>
          </table:table-cell>
          <table:table-cell table:number-columns-repeated="101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03/29-04/05</text:p>
          </table:table-cell>
          <table:table-cell office:value-type="float" office:value="6926" calcext:value-type="float">
            <text:p>6926</text:p>
          </table:table-cell>
          <table:table-cell office:value-type="float" office:value="82435" calcext:value-type="float">
            <text:p>82435</text:p>
          </table:table-cell>
          <table:table-cell office:value-type="float" office:value="74039" calcext:value-type="float">
            <text:p>74039</text:p>
          </table:table-cell>
          <table:table-cell office:value-type="float" office:value="60593" calcext:value-type="float">
            <text:p>60593</text:p>
          </table:table-cell>
          <table:table-cell office:value-type="float" office:value="19566" calcext:value-type="float">
            <text:p>19566</text:p>
          </table:table-cell>
          <table:table-cell table:number-columns-repeated="101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04/05-04/12</text:p>
          </table:table-cell>
          <table:table-cell office:value-type="float" office:value="7481" calcext:value-type="float">
            <text:p>7481</text:p>
          </table:table-cell>
          <table:table-cell office:value-type="float" office:value="92844" calcext:value-type="float">
            <text:p>92844</text:p>
          </table:table-cell>
          <table:table-cell office:value-type="float" office:value="75156" calcext:value-type="float">
            <text:p>75156</text:p>
          </table:table-cell>
          <table:table-cell office:value-type="float" office:value="65416" calcext:value-type="float">
            <text:p>65416</text:p>
          </table:table-cell>
          <table:table-cell office:value-type="float" office:value="20081" calcext:value-type="float">
            <text:p>20081</text:p>
          </table:table-cell>
          <table:table-cell table:number-columns-repeated="101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04/12-04/19</text:p>
          </table:table-cell>
          <table:table-cell office:value-type="float" office:value="6961" calcext:value-type="float">
            <text:p>6961</text:p>
          </table:table-cell>
          <table:table-cell office:value-type="float" office:value="86968" calcext:value-type="float">
            <text:p>86968</text:p>
          </table:table-cell>
          <table:table-cell office:value-type="float" office:value="78977" calcext:value-type="float">
            <text:p>78977</text:p>
          </table:table-cell>
          <table:table-cell office:value-type="float" office:value="68661" calcext:value-type="float">
            <text:p>68661</text:p>
          </table:table-cell>
          <table:table-cell office:value-type="float" office:value="20337" calcext:value-type="float">
            <text:p>20337</text:p>
          </table:table-cell>
          <table:table-cell table:number-columns-repeated="101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04/19-04/26</text:p>
          </table:table-cell>
          <table:table-cell office:value-type="float" office:value="6455" calcext:value-type="float">
            <text:p>6455</text:p>
          </table:table-cell>
          <table:table-cell office:value-type="float" office:value="84339" calcext:value-type="float">
            <text:p>84339</text:p>
          </table:table-cell>
          <table:table-cell office:value-type="float" office:value="79228" calcext:value-type="float">
            <text:p>79228</text:p>
          </table:table-cell>
          <table:table-cell office:value-type="float" office:value="70807" calcext:value-type="float">
            <text:p>70807</text:p>
          </table:table-cell>
          <table:table-cell office:value-type="float" office:value="19991" calcext:value-type="float">
            <text:p>19991</text:p>
          </table:table-cell>
          <table:table-cell table:number-columns-repeated="101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04/26-05/02</text:p>
          </table:table-cell>
          <table:table-cell office:value-type="float" office:value="6575" calcext:value-type="float">
            <text:p>6575</text:p>
          </table:table-cell>
          <table:table-cell office:value-type="float" office:value="89657" calcext:value-type="float">
            <text:p>89657</text:p>
          </table:table-cell>
          <table:table-cell office:value-type="float" office:value="82159" calcext:value-type="float">
            <text:p>82159</text:p>
          </table:table-cell>
          <table:table-cell office:value-type="float" office:value="70479" calcext:value-type="float">
            <text:p>70479</text:p>
          </table:table-cell>
          <table:table-cell office:value-type="float" office:value="20117" calcext:value-type="float">
            <text:p>20117</text:p>
          </table:table-cell>
          <table:table-cell table:number-columns-repeated="101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05/03-05/10</text:p>
          </table:table-cell>
          <table:table-cell office:value-type="float" office:value="7017" calcext:value-type="float">
            <text:p>7017</text:p>
          </table:table-cell>
          <table:table-cell office:value-type="float" office:value="97030" calcext:value-type="float">
            <text:p>97030</text:p>
          </table:table-cell>
          <table:table-cell office:value-type="float" office:value="90197" calcext:value-type="float">
            <text:p>90197</text:p>
          </table:table-cell>
          <table:table-cell office:value-type="float" office:value="81571" calcext:value-type="float">
            <text:p>81571</text:p>
          </table:table-cell>
          <table:table-cell office:value-type="float" office:value="21005" calcext:value-type="float">
            <text:p>21005</text:p>
          </table:table-cell>
          <table:table-cell table:number-columns-repeated="101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05/10-05/17</text:p>
          </table:table-cell>
          <table:table-cell office:value-type="float" office:value="7341" calcext:value-type="float">
            <text:p>7341</text:p>
          </table:table-cell>
          <table:table-cell office:value-type="float" office:value="97900" calcext:value-type="float">
            <text:p>97900</text:p>
          </table:table-cell>
          <table:table-cell office:value-type="float" office:value="91069" calcext:value-type="float">
            <text:p>91069</text:p>
          </table:table-cell>
          <table:table-cell office:value-type="float" office:value="76783" calcext:value-type="float">
            <text:p>76783</text:p>
          </table:table-cell>
          <table:table-cell office:value-type="float" office:value="21495" calcext:value-type="float">
            <text:p>21495</text:p>
          </table:table-cell>
          <table:table-cell table:number-columns-repeated="101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05/17-05/24</text:p>
          </table:table-cell>
          <table:table-cell office:value-type="float" office:value="6841" calcext:value-type="float">
            <text:p>6841</text:p>
          </table:table-cell>
          <table:table-cell office:value-type="float" office:value="98394" calcext:value-type="float">
            <text:p>98394</text:p>
          </table:table-cell>
          <table:table-cell office:value-type="float" office:value="93042" calcext:value-type="float">
            <text:p>93042</text:p>
          </table:table-cell>
          <table:table-cell office:value-type="float" office:value="78922" calcext:value-type="float">
            <text:p>78922</text:p>
          </table:table-cell>
          <table:table-cell office:value-type="float" office:value="21737" calcext:value-type="float">
            <text:p>21737</text:p>
          </table:table-cell>
          <table:table-cell table:number-columns-repeated="101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05/24-05/31</text:p>
          </table:table-cell>
          <table:table-cell office:value-type="float" office:value="5968" calcext:value-type="float">
            <text:p>5968</text:p>
          </table:table-cell>
          <table:table-cell office:value-type="float" office:value="98793" calcext:value-type="float">
            <text:p>98793</text:p>
          </table:table-cell>
          <table:table-cell office:value-type="float" office:value="91266" calcext:value-type="float">
            <text:p>91266</text:p>
          </table:table-cell>
          <table:table-cell office:value-type="float" office:value="78377" calcext:value-type="float">
            <text:p>78377</text:p>
          </table:table-cell>
          <table:table-cell office:value-type="float" office:value="21965" calcext:value-type="float">
            <text:p>21965</text:p>
          </table:table-cell>
          <table:table-cell table:number-columns-repeated="101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05/31-06/07</text:p>
          </table:table-cell>
          <table:table-cell office:value-type="float" office:value="5448" calcext:value-type="float">
            <text:p>5448</text:p>
          </table:table-cell>
          <table:table-cell office:value-type="float" office:value="95612" calcext:value-type="float">
            <text:p>95612</text:p>
          </table:table-cell>
          <table:table-cell office:value-type="float" office:value="93304" calcext:value-type="float">
            <text:p>93304</text:p>
          </table:table-cell>
          <table:table-cell office:value-type="float" office:value="77041" calcext:value-type="float">
            <text:p>77041</text:p>
          </table:table-cell>
          <table:table-cell office:value-type="float" office:value="20877" calcext:value-type="float">
            <text:p>20877</text:p>
          </table:table-cell>
          <table:table-cell table:number-columns-repeated="101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06/07-06/14</text:p>
          </table:table-cell>
          <table:table-cell office:value-type="float" office:value="5172" calcext:value-type="float">
            <text:p>5172</text:p>
          </table:table-cell>
          <table:table-cell office:value-type="float" office:value="93912" calcext:value-type="float">
            <text:p>93912</text:p>
          </table:table-cell>
          <table:table-cell office:value-type="float" office:value="93996" calcext:value-type="float">
            <text:p>93996</text:p>
          </table:table-cell>
          <table:table-cell office:value-type="float" office:value="80116" calcext:value-type="float">
            <text:p>80116</text:p>
          </table:table-cell>
          <table:table-cell office:value-type="float" office:value="21847" calcext:value-type="float">
            <text:p>21847</text:p>
          </table:table-cell>
          <table:table-cell table:number-columns-repeated="1017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06/14-06/21</text:p>
          </table:table-cell>
          <table:table-cell office:value-type="float" office:value="5520" calcext:value-type="float">
            <text:p>5520</text:p>
          </table:table-cell>
          <table:table-cell office:value-type="float" office:value="95741" calcext:value-type="float">
            <text:p>95741</text:p>
          </table:table-cell>
          <table:table-cell office:value-type="float" office:value="98206" calcext:value-type="float">
            <text:p>98206</text:p>
          </table:table-cell>
          <table:table-cell office:value-type="float" office:value="85709" calcext:value-type="float">
            <text:p>85709</text:p>
          </table:table-cell>
          <table:table-cell office:value-type="float" office:value="22192" calcext:value-type="float">
            <text:p>22192</text:p>
          </table:table-cell>
          <table:table-cell table:number-columns-repeated="1017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06/21-06/28</text:p>
          </table:table-cell>
          <table:table-cell office:value-type="float" office:value="5314" calcext:value-type="float">
            <text:p>5314</text:p>
          </table:table-cell>
          <table:table-cell office:value-type="float" office:value="94112" calcext:value-type="float">
            <text:p>94112</text:p>
          </table:table-cell>
          <table:table-cell office:value-type="float" office:value="96883" calcext:value-type="float">
            <text:p>96883</text:p>
          </table:table-cell>
          <table:table-cell office:value-type="float" office:value="82844" calcext:value-type="float">
            <text:p>82844</text:p>
          </table:table-cell>
          <table:table-cell office:value-type="float" office:value="23117" calcext:value-type="float">
            <text:p>23117</text:p>
          </table:table-cell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penpyxl</meta:initial-creator>
    <meta:creation-date>2022-05-03T07:26:37</meta:creation-date>
    <dc:date>2022-05-03T10:29:22.823929775</dc:date>
    <meta:generator>LibreOffice/7.3.2.2$MacOSX_AARCH64 LibreOffice_project/49f2b1bff42cfccbd8f788c8dc32c1c309559be0</meta:generator>
    <meta:editing-duration>PT2M9S</meta:editing-duration>
    <meta:editing-cycles>1</meta:editing-cycles>
    <meta:document-statistic meta:table-count="1" meta:cell-count="489" meta:object-count="1"/>
    <meta:user-defined meta:name="AppVersion">3.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8cm" svg:height="16.762cm" xlink:href=".." xlink:type="simple" chart:class="chart:line" chart:style-name="ch1">
        <chart:legend chart:legend-position="end" svg:x="0.902cm" svg:y="0.223cm" style:legend-expansion="custom" svg:width="28.119cm" svg:height="1.933cm" style:legend-expansion-aspect-ratio="14.5468184169684" chart:style-name="ch2"/>
        <chart:plot-area chart:style-name="ch3" table:cell-range-address="Sheet1.B1:Sheet1.G70" chart:data-source-has-labels="both" svg:x="0.596cm" svg:y="2.156cm" svg:width="29.149cm" svg:height="14.27cm">
          <chart:coordinate-region svg:x="2.097cm" svg:y="2.357cm" svg:width="27.506cm" svg:height="12.178cm"/>
          <chart:axis chart:dimension="x" chart:name="primary-x" chart:style-name="ch4" chartooo:axis-type="auto">
            <chartooo:date-scale/>
            <chart:title svg:x="14.623cm" svg:y="16.232cm" chart:style-name="ch5">
              <text:p>Weeks</text:p>
            </chart:title>
            <chart:categories table:cell-range-address="Sheet1.B2:Sheet1.B70"/>
          </chart:axis>
          <chart:axis chart:dimension="y" chart:name="primary-y" chart:style-name="ch6">
            <chart:title svg:x="0cm" svg:y="10.518cm" chart:style-name="ch7">
              <text:p>Number of Visits</text:p>
            </chart:title>
            <chart:grid chart:style-name="ch8" chart:class="major"/>
          </chart:axis>
          <chart:series chart:style-name="ch9" chart:values-cell-range-address="Sheet1.C2:Sheet1.C70" chart:label-cell-address="Sheet1.C1:Sheet1.C1" chart:class="chart:line">
            <chart:data-point chart:repeated="69"/>
          </chart:series>
          <chart:series chart:style-name="ch10" chart:values-cell-range-address="Sheet1.D2:Sheet1.D70" chart:label-cell-address="Sheet1.D1:Sheet1.D1" chart:class="chart:line">
            <chart:data-point chart:repeated="69"/>
          </chart:series>
          <chart:series chart:style-name="ch11" chart:values-cell-range-address="Sheet1.E2:Sheet1.E70" chart:label-cell-address="Sheet1.E1:Sheet1.E1" chart:class="chart:line">
            <chart:data-point chart:repeated="69"/>
          </chart:series>
          <chart:series chart:style-name="ch12" chart:values-cell-range-address="Sheet1.F2:Sheet1.F70" chart:label-cell-address="Sheet1.F1:Sheet1.F1" chart:class="chart:line">
            <chart:data-point chart:repeated="69"/>
          </chart:series>
          <chart:series chart:style-name="ch13" chart:values-cell-range-address="Sheet1.G2:Sheet1.G70" chart:label-cell-address="Sheet1.G1:Sheet1.G1" chart:class="chart:line">
            <chart:data-point chart:repeated="6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5</text:p>
                <draw:g>
                  <svg:desc>Sheet1.C1:Sheet1.C1</svg:desc>
                </draw:g>
              </table:table-cell>
              <table:table-cell office:value-type="string">
                <text:p>5-20</text:p>
                <draw:g>
                  <svg:desc>Sheet1.D1:Sheet1.D1</svg:desc>
                </draw:g>
              </table:table-cell>
              <table:table-cell office:value-type="string">
                <text:p>21-60</text:p>
                <draw:g>
                  <svg:desc>Sheet1.E1:Sheet1.E1</svg:desc>
                </draw:g>
              </table:table-cell>
              <table:table-cell office:value-type="string">
                <text:p>61-240</text:p>
                <draw:g>
                  <svg:desc>Sheet1.F1:Sheet1.F1</svg:desc>
                </draw:g>
              </table:table-cell>
              <table:table-cell office:value-type="string">
                <text:p>&gt;24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02-03/09</text:p>
                <draw:g>
                  <svg:desc>Sheet1.B2:Sheet1.B70</svg:desc>
                </draw:g>
              </table:table-cell>
              <table:table-cell office:value-type="float" office:value="7913">
                <text:p>7913</text:p>
                <draw:g>
                  <svg:desc>Sheet1.C2:Sheet1.C70</svg:desc>
                </draw:g>
              </table:table-cell>
              <table:table-cell office:value-type="float" office:value="106033">
                <text:p>106033</text:p>
                <draw:g>
                  <svg:desc>Sheet1.D2:Sheet1.D70</svg:desc>
                </draw:g>
              </table:table-cell>
              <table:table-cell office:value-type="float" office:value="124950">
                <text:p>124950</text:p>
                <draw:g>
                  <svg:desc>Sheet1.E2:Sheet1.E70</svg:desc>
                </draw:g>
              </table:table-cell>
              <table:table-cell office:value-type="float" office:value="114903">
                <text:p>114903</text:p>
                <draw:g>
                  <svg:desc>Sheet1.F2:Sheet1.F70</svg:desc>
                </draw:g>
              </table:table-cell>
              <table:table-cell office:value-type="float" office:value="40323">
                <text:p>40323</text:p>
                <draw:g>
                  <svg:desc>Sheet1.G2:Sheet1.G70</svg:desc>
                </draw:g>
              </table:table-cell>
            </table:table-row>
            <table:table-row>
              <table:table-cell office:value-type="string">
                <text:p>03/09-3/16</text:p>
              </table:table-cell>
              <table:table-cell office:value-type="float" office:value="6554">
                <text:p>6554</text:p>
              </table:table-cell>
              <table:table-cell office:value-type="float" office:value="91356">
                <text:p>91356</text:p>
              </table:table-cell>
              <table:table-cell office:value-type="float" office:value="107992">
                <text:p>107992</text:p>
              </table:table-cell>
              <table:table-cell office:value-type="float" office:value="95688">
                <text:p>95688</text:p>
              </table:table-cell>
              <table:table-cell office:value-type="float" office:value="36021">
                <text:p>36021</text:p>
              </table:table-cell>
            </table:table-row>
            <table:table-row>
              <table:table-cell office:value-type="string">
                <text:p>03/16-03/23</text:p>
              </table:table-cell>
              <table:table-cell office:value-type="float" office:value="4751">
                <text:p>4751</text:p>
              </table:table-cell>
              <table:table-cell office:value-type="float" office:value="54059">
                <text:p>54059</text:p>
              </table:table-cell>
              <table:table-cell office:value-type="float" office:value="27286">
                <text:p>27286</text:p>
              </table:table-cell>
              <table:table-cell office:value-type="float" office:value="27194">
                <text:p>27194</text:p>
              </table:table-cell>
              <table:table-cell office:value-type="float" office:value="22505">
                <text:p>22505</text:p>
              </table:table-cell>
            </table:table-row>
            <table:table-row>
              <table:table-cell office:value-type="string">
                <text:p>03/23-03/30</text:p>
              </table:table-cell>
              <table:table-cell office:value-type="float" office:value="4909">
                <text:p>4909</text:p>
              </table:table-cell>
              <table:table-cell office:value-type="float" office:value="52144">
                <text:p>52144</text:p>
              </table:table-cell>
              <table:table-cell office:value-type="float" office:value="17716">
                <text:p>17716</text:p>
              </table:table-cell>
              <table:table-cell office:value-type="float" office:value="19211">
                <text:p>19211</text:p>
              </table:table-cell>
              <table:table-cell office:value-type="float" office:value="20437">
                <text:p>20437</text:p>
              </table:table-cell>
            </table:table-row>
            <table:table-row>
              <table:table-cell office:value-type="string">
                <text:p>03/30-04/06</text:p>
              </table:table-cell>
              <table:table-cell office:value-type="float" office:value="4375">
                <text:p>4375</text:p>
              </table:table-cell>
              <table:table-cell office:value-type="float" office:value="49830">
                <text:p>49830</text:p>
              </table:table-cell>
              <table:table-cell office:value-type="float" office:value="16234">
                <text:p>16234</text:p>
              </table:table-cell>
              <table:table-cell office:value-type="float" office:value="16525">
                <text:p>16525</text:p>
              </table:table-cell>
              <table:table-cell office:value-type="float" office:value="15049">
                <text:p>15049</text:p>
              </table:table-cell>
            </table:table-row>
            <table:table-row>
              <table:table-cell office:value-type="string">
                <text:p>04/06-04/13</text:p>
              </table:table-cell>
              <table:table-cell office:value-type="float" office:value="3792">
                <text:p>3792</text:p>
              </table:table-cell>
              <table:table-cell office:value-type="float" office:value="47218">
                <text:p>47218</text:p>
              </table:table-cell>
              <table:table-cell office:value-type="float" office:value="15813">
                <text:p>15813</text:p>
              </table:table-cell>
              <table:table-cell office:value-type="float" office:value="15643">
                <text:p>15643</text:p>
              </table:table-cell>
              <table:table-cell office:value-type="float" office:value="14386">
                <text:p>14386</text:p>
              </table:table-cell>
            </table:table-row>
            <table:table-row>
              <table:table-cell office:value-type="string">
                <text:p>04/13-04/20</text:p>
              </table:table-cell>
              <table:table-cell office:value-type="float" office:value="3486">
                <text:p>3486</text:p>
              </table:table-cell>
              <table:table-cell office:value-type="float" office:value="52467">
                <text:p>52467</text:p>
              </table:table-cell>
              <table:table-cell office:value-type="float" office:value="16232">
                <text:p>16232</text:p>
              </table:table-cell>
              <table:table-cell office:value-type="float" office:value="15307">
                <text:p>15307</text:p>
              </table:table-cell>
              <table:table-cell office:value-type="float" office:value="14194">
                <text:p>14194</text:p>
              </table:table-cell>
            </table:table-row>
            <table:table-row>
              <table:table-cell office:value-type="string">
                <text:p>04/20-04/27</text:p>
              </table:table-cell>
              <table:table-cell office:value-type="float" office:value="4433">
                <text:p>4433</text:p>
              </table:table-cell>
              <table:table-cell office:value-type="float" office:value="60688">
                <text:p>60688</text:p>
              </table:table-cell>
              <table:table-cell office:value-type="float" office:value="19365">
                <text:p>19365</text:p>
              </table:table-cell>
              <table:table-cell office:value-type="float" office:value="18255">
                <text:p>18255</text:p>
              </table:table-cell>
              <table:table-cell office:value-type="float" office:value="16180">
                <text:p>16180</text:p>
              </table:table-cell>
            </table:table-row>
            <table:table-row>
              <table:table-cell office:value-type="string">
                <text:p>04/27-05/04</text:p>
              </table:table-cell>
              <table:table-cell office:value-type="float" office:value="4693">
                <text:p>4693</text:p>
              </table:table-cell>
              <table:table-cell office:value-type="float" office:value="63978">
                <text:p>63978</text:p>
              </table:table-cell>
              <table:table-cell office:value-type="float" office:value="21076">
                <text:p>21076</text:p>
              </table:table-cell>
              <table:table-cell office:value-type="float" office:value="19249">
                <text:p>19249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05/04-05/11</text:p>
              </table:table-cell>
              <table:table-cell office:value-type="float" office:value="5007">
                <text:p>5007</text:p>
              </table:table-cell>
              <table:table-cell office:value-type="float" office:value="67681">
                <text:p>67681</text:p>
              </table:table-cell>
              <table:table-cell office:value-type="float" office:value="23142">
                <text:p>23142</text:p>
              </table:table-cell>
              <table:table-cell office:value-type="float" office:value="19760">
                <text:p>19760</text:p>
              </table:table-cell>
              <table:table-cell office:value-type="float" office:value="15628">
                <text:p>15628</text:p>
              </table:table-cell>
            </table:table-row>
            <table:table-row>
              <table:table-cell office:value-type="string">
                <text:p>05/11-05/18</text:p>
              </table:table-cell>
              <table:table-cell office:value-type="float" office:value="4951">
                <text:p>4951</text:p>
              </table:table-cell>
              <table:table-cell office:value-type="float" office:value="64801">
                <text:p>64801</text:p>
              </table:table-cell>
              <table:table-cell office:value-type="float" office:value="22186">
                <text:p>22186</text:p>
              </table:table-cell>
              <table:table-cell office:value-type="float" office:value="20241">
                <text:p>20241</text:p>
              </table:table-cell>
              <table:table-cell office:value-type="float" office:value="17009">
                <text:p>17009</text:p>
              </table:table-cell>
            </table:table-row>
            <table:table-row>
              <table:table-cell office:value-type="string">
                <text:p>05/18-05/25</text:p>
              </table:table-cell>
              <table:table-cell office:value-type="float" office:value="5243">
                <text:p>5243</text:p>
              </table:table-cell>
              <table:table-cell office:value-type="float" office:value="72128">
                <text:p>72128</text:p>
              </table:table-cell>
              <table:table-cell office:value-type="float" office:value="26354">
                <text:p>26354</text:p>
              </table:table-cell>
              <table:table-cell office:value-type="float" office:value="22553">
                <text:p>22553</text:p>
              </table:table-cell>
              <table:table-cell office:value-type="float" office:value="18381">
                <text:p>18381</text:p>
              </table:table-cell>
            </table:table-row>
            <table:table-row>
              <table:table-cell office:value-type="string">
                <text:p>05/25-06/01</text:p>
              </table:table-cell>
              <table:table-cell office:value-type="float" office:value="5634">
                <text:p>5634</text:p>
              </table:table-cell>
              <table:table-cell office:value-type="float" office:value="72496">
                <text:p>72496</text:p>
              </table:table-cell>
              <table:table-cell office:value-type="float" office:value="27343">
                <text:p>27343</text:p>
              </table:table-cell>
              <table:table-cell office:value-type="float" office:value="22629">
                <text:p>22629</text:p>
              </table:table-cell>
              <table:table-cell office:value-type="float" office:value="17885">
                <text:p>17885</text:p>
              </table:table-cell>
            </table:table-row>
            <table:table-row>
              <table:table-cell office:value-type="string">
                <text:p>06/01-06/08</text:p>
              </table:table-cell>
              <table:table-cell office:value-type="float" office:value="6435">
                <text:p>6435</text:p>
              </table:table-cell>
              <table:table-cell office:value-type="float" office:value="83204">
                <text:p>83204</text:p>
              </table:table-cell>
              <table:table-cell office:value-type="float" office:value="48173">
                <text:p>48173</text:p>
              </table:table-cell>
              <table:table-cell office:value-type="float" office:value="42735">
                <text:p>42735</text:p>
              </table:table-cell>
              <table:table-cell office:value-type="float" office:value="20351">
                <text:p>20351</text:p>
              </table:table-cell>
            </table:table-row>
            <table:table-row>
              <table:table-cell office:value-type="string">
                <text:p>06/08-06/15</text:p>
              </table:table-cell>
              <table:table-cell office:value-type="float" office:value="6178">
                <text:p>6178</text:p>
              </table:table-cell>
              <table:table-cell office:value-type="float" office:value="85571">
                <text:p>85571</text:p>
              </table:table-cell>
              <table:table-cell office:value-type="float" office:value="63864">
                <text:p>63864</text:p>
              </table:table-cell>
              <table:table-cell office:value-type="float" office:value="54048">
                <text:p>54048</text:p>
              </table:table-cell>
              <table:table-cell office:value-type="float" office:value="21728">
                <text:p>21728</text:p>
              </table:table-cell>
            </table:table-row>
            <table:table-row>
              <table:table-cell office:value-type="string">
                <text:p>06/15-06/22</text:p>
              </table:table-cell>
              <table:table-cell office:value-type="float" office:value="6087">
                <text:p>6087</text:p>
              </table:table-cell>
              <table:table-cell office:value-type="float" office:value="87807">
                <text:p>87807</text:p>
              </table:table-cell>
              <table:table-cell office:value-type="float" office:value="75045">
                <text:p>75045</text:p>
              </table:table-cell>
              <table:table-cell office:value-type="float" office:value="62428">
                <text:p>62428</text:p>
              </table:table-cell>
              <table:table-cell office:value-type="float" office:value="22547">
                <text:p>22547</text:p>
              </table:table-cell>
            </table:table-row>
            <table:table-row>
              <table:table-cell office:value-type="string">
                <text:p>06/22-06/29</text:p>
              </table:table-cell>
              <table:table-cell office:value-type="float" office:value="7406">
                <text:p>7406</text:p>
              </table:table-cell>
              <table:table-cell office:value-type="float" office:value="92781">
                <text:p>92781</text:p>
              </table:table-cell>
              <table:table-cell office:value-type="float" office:value="79676">
                <text:p>79676</text:p>
              </table:table-cell>
              <table:table-cell office:value-type="float" office:value="64774">
                <text:p>64774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06/29-07/06</text:p>
              </table:table-cell>
              <table:table-cell office:value-type="float" office:value="6296">
                <text:p>6296</text:p>
              </table:table-cell>
              <table:table-cell office:value-type="float" office:value="86856">
                <text:p>86856</text:p>
              </table:table-cell>
              <table:table-cell office:value-type="float" office:value="72852">
                <text:p>72852</text:p>
              </table:table-cell>
              <table:table-cell office:value-type="float" office:value="56189">
                <text:p>56189</text:p>
              </table:table-cell>
              <table:table-cell office:value-type="float" office:value="21222">
                <text:p>21222</text:p>
              </table:table-cell>
            </table:table-row>
            <table:table-row>
              <table:table-cell office:value-type="string">
                <text:p>07/06-07/13</text:p>
              </table:table-cell>
              <table:table-cell office:value-type="float" office:value="6583">
                <text:p>6583</text:p>
              </table:table-cell>
              <table:table-cell office:value-type="float" office:value="91329">
                <text:p>91329</text:p>
              </table:table-cell>
              <table:table-cell office:value-type="float" office:value="80668">
                <text:p>80668</text:p>
              </table:table-cell>
              <table:table-cell office:value-type="float" office:value="64472">
                <text:p>64472</text:p>
              </table:table-cell>
              <table:table-cell office:value-type="float" office:value="22266">
                <text:p>22266</text:p>
              </table:table-cell>
            </table:table-row>
            <table:table-row>
              <table:table-cell office:value-type="string">
                <text:p>07/13-07/20</text:p>
              </table:table-cell>
              <table:table-cell office:value-type="float" office:value="7042">
                <text:p>7042</text:p>
              </table:table-cell>
              <table:table-cell office:value-type="float" office:value="93532">
                <text:p>93532</text:p>
              </table:table-cell>
              <table:table-cell office:value-type="float" office:value="82121">
                <text:p>82121</text:p>
              </table:table-cell>
              <table:table-cell office:value-type="float" office:value="66175">
                <text:p>66175</text:p>
              </table:table-cell>
              <table:table-cell office:value-type="float" office:value="23592">
                <text:p>23592</text:p>
              </table:table-cell>
            </table:table-row>
            <table:table-row>
              <table:table-cell office:value-type="string">
                <text:p>07/20-07/27</text:p>
              </table:table-cell>
              <table:table-cell office:value-type="float" office:value="6958">
                <text:p>6958</text:p>
              </table:table-cell>
              <table:table-cell office:value-type="float" office:value="94473">
                <text:p>94473</text:p>
              </table:table-cell>
              <table:table-cell office:value-type="float" office:value="82332">
                <text:p>82332</text:p>
              </table:table-cell>
              <table:table-cell office:value-type="float" office:value="67034">
                <text:p>67034</text:p>
              </table:table-cell>
              <table:table-cell office:value-type="float" office:value="24313">
                <text:p>24313</text:p>
              </table:table-cell>
            </table:table-row>
            <table:table-row>
              <table:table-cell office:value-type="string">
                <text:p>07/27-08/03</text:p>
              </table:table-cell>
              <table:table-cell office:value-type="float" office:value="7461">
                <text:p>7461</text:p>
              </table:table-cell>
              <table:table-cell office:value-type="float" office:value="98663">
                <text:p>98663</text:p>
              </table:table-cell>
              <table:table-cell office:value-type="float" office:value="85351">
                <text:p>85351</text:p>
              </table:table-cell>
              <table:table-cell office:value-type="float" office:value="70444">
                <text:p>70444</text:p>
              </table:table-cell>
              <table:table-cell office:value-type="float" office:value="26393">
                <text:p>26393</text:p>
              </table:table-cell>
            </table:table-row>
            <table:table-row>
              <table:table-cell office:value-type="string">
                <text:p>08/03-08/10</text:p>
              </table:table-cell>
              <table:table-cell office:value-type="float" office:value="6943">
                <text:p>6943</text:p>
              </table:table-cell>
              <table:table-cell office:value-type="float" office:value="95373">
                <text:p>95373</text:p>
              </table:table-cell>
              <table:table-cell office:value-type="float" office:value="84779">
                <text:p>84779</text:p>
              </table:table-cell>
              <table:table-cell office:value-type="float" office:value="69107">
                <text:p>69107</text:p>
              </table:table-cell>
              <table:table-cell office:value-type="float" office:value="25193">
                <text:p>25193</text:p>
              </table:table-cell>
            </table:table-row>
            <table:table-row>
              <table:table-cell office:value-type="string">
                <text:p>08/10-08/17</text:p>
              </table:table-cell>
              <table:table-cell office:value-type="float" office:value="7615">
                <text:p>7615</text:p>
              </table:table-cell>
              <table:table-cell office:value-type="float" office:value="94720">
                <text:p>94720</text:p>
              </table:table-cell>
              <table:table-cell office:value-type="float" office:value="88353">
                <text:p>88353</text:p>
              </table:table-cell>
              <table:table-cell office:value-type="float" office:value="71455">
                <text:p>71455</text:p>
              </table:table-cell>
              <table:table-cell office:value-type="float" office:value="25365">
                <text:p>25365</text:p>
              </table:table-cell>
            </table:table-row>
            <table:table-row>
              <table:table-cell office:value-type="string">
                <text:p>08/17-08/24</text:p>
              </table:table-cell>
              <table:table-cell office:value-type="float" office:value="8619">
                <text:p>8619</text:p>
              </table:table-cell>
              <table:table-cell office:value-type="float" office:value="99232">
                <text:p>99232</text:p>
              </table:table-cell>
              <table:table-cell office:value-type="float" office:value="92340">
                <text:p>92340</text:p>
              </table:table-cell>
              <table:table-cell office:value-type="float" office:value="74467">
                <text:p>74467</text:p>
              </table:table-cell>
              <table:table-cell office:value-type="float" office:value="26340">
                <text:p>26340</text:p>
              </table:table-cell>
            </table:table-row>
            <table:table-row>
              <table:table-cell office:value-type="string">
                <text:p>08/24-08/31</text:p>
              </table:table-cell>
              <table:table-cell office:value-type="float" office:value="7362">
                <text:p>7362</text:p>
              </table:table-cell>
              <table:table-cell office:value-type="float" office:value="87970">
                <text:p>87970</text:p>
              </table:table-cell>
              <table:table-cell office:value-type="float" office:value="82658">
                <text:p>82658</text:p>
              </table:table-cell>
              <table:table-cell office:value-type="float" office:value="67448">
                <text:p>67448</text:p>
              </table:table-cell>
              <table:table-cell office:value-type="float" office:value="24260">
                <text:p>24260</text:p>
              </table:table-cell>
            </table:table-row>
            <table:table-row>
              <table:table-cell office:value-type="string">
                <text:p>08/31-09/07</text:p>
              </table:table-cell>
              <table:table-cell office:value-type="float" office:value="7612">
                <text:p>7612</text:p>
              </table:table-cell>
              <table:table-cell office:value-type="float" office:value="93983">
                <text:p>93983</text:p>
              </table:table-cell>
              <table:table-cell office:value-type="float" office:value="89890">
                <text:p>89890</text:p>
              </table:table-cell>
              <table:table-cell office:value-type="float" office:value="73620">
                <text:p>73620</text:p>
              </table:table-cell>
              <table:table-cell office:value-type="float" office:value="25585">
                <text:p>25585</text:p>
              </table:table-cell>
            </table:table-row>
            <table:table-row>
              <table:table-cell office:value-type="string">
                <text:p>09/07-09/14</text:p>
              </table:table-cell>
              <table:table-cell office:value-type="float" office:value="6804">
                <text:p>6804</text:p>
              </table:table-cell>
              <table:table-cell office:value-type="float" office:value="85382">
                <text:p>85382</text:p>
              </table:table-cell>
              <table:table-cell office:value-type="float" office:value="81455">
                <text:p>81455</text:p>
              </table:table-cell>
              <table:table-cell office:value-type="float" office:value="71482">
                <text:p>71482</text:p>
              </table:table-cell>
              <table:table-cell office:value-type="float" office:value="25429">
                <text:p>25429</text:p>
              </table:table-cell>
            </table:table-row>
            <table:table-row>
              <table:table-cell office:value-type="string">
                <text:p>09/14-09/21</text:p>
              </table:table-cell>
              <table:table-cell office:value-type="float" office:value="6300">
                <text:p>6300</text:p>
              </table:table-cell>
              <table:table-cell office:value-type="float" office:value="83598">
                <text:p>83598</text:p>
              </table:table-cell>
              <table:table-cell office:value-type="float" office:value="80679">
                <text:p>80679</text:p>
              </table:table-cell>
              <table:table-cell office:value-type="float" office:value="71016">
                <text:p>71016</text:p>
              </table:table-cell>
              <table:table-cell office:value-type="float" office:value="25283">
                <text:p>25283</text:p>
              </table:table-cell>
            </table:table-row>
            <table:table-row>
              <table:table-cell office:value-type="string">
                <text:p>09/21-09/28</text:p>
              </table:table-cell>
              <table:table-cell office:value-type="float" office:value="7152">
                <text:p>7152</text:p>
              </table:table-cell>
              <table:table-cell office:value-type="float" office:value="85865">
                <text:p>85865</text:p>
              </table:table-cell>
              <table:table-cell office:value-type="float" office:value="82292">
                <text:p>82292</text:p>
              </table:table-cell>
              <table:table-cell office:value-type="float" office:value="72999">
                <text:p>72999</text:p>
              </table:table-cell>
              <table:table-cell office:value-type="float" office:value="26647">
                <text:p>26647</text:p>
              </table:table-cell>
            </table:table-row>
            <table:table-row>
              <table:table-cell office:value-type="string">
                <text:p>09/28-10/05</text:p>
              </table:table-cell>
              <table:table-cell office:value-type="float" office:value="7671">
                <text:p>7671</text:p>
              </table:table-cell>
              <table:table-cell office:value-type="float" office:value="83907">
                <text:p>83907</text:p>
              </table:table-cell>
              <table:table-cell office:value-type="float" office:value="78618">
                <text:p>78618</text:p>
              </table:table-cell>
              <table:table-cell office:value-type="float" office:value="69083">
                <text:p>69083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string">
                <text:p>10/05-10/12</text:p>
              </table:table-cell>
              <table:table-cell office:value-type="float" office:value="7218">
                <text:p>7218</text:p>
              </table:table-cell>
              <table:table-cell office:value-type="float" office:value="87013">
                <text:p>87013</text:p>
              </table:table-cell>
              <table:table-cell office:value-type="float" office:value="81375">
                <text:p>81375</text:p>
              </table:table-cell>
              <table:table-cell office:value-type="float" office:value="71268">
                <text:p>71268</text:p>
              </table:table-cell>
              <table:table-cell office:value-type="float" office:value="23771">
                <text:p>23771</text:p>
              </table:table-cell>
            </table:table-row>
            <table:table-row>
              <table:table-cell office:value-type="string">
                <text:p>10/12-10/19</text:p>
              </table:table-cell>
              <table:table-cell office:value-type="float" office:value="6749">
                <text:p>6749</text:p>
              </table:table-cell>
              <table:table-cell office:value-type="float" office:value="82298">
                <text:p>82298</text:p>
              </table:table-cell>
              <table:table-cell office:value-type="float" office:value="80219">
                <text:p>80219</text:p>
              </table:table-cell>
              <table:table-cell office:value-type="float" office:value="70380">
                <text:p>70380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10/19-10/26</text:p>
              </table:table-cell>
              <table:table-cell office:value-type="float" office:value="6566">
                <text:p>6566</text:p>
              </table:table-cell>
              <table:table-cell office:value-type="float" office:value="73486">
                <text:p>73486</text:p>
              </table:table-cell>
              <table:table-cell office:value-type="float" office:value="70944">
                <text:p>70944</text:p>
              </table:table-cell>
              <table:table-cell office:value-type="float" office:value="66242">
                <text:p>66242</text:p>
              </table:table-cell>
              <table:table-cell office:value-type="float" office:value="23774">
                <text:p>23774</text:p>
              </table:table-cell>
            </table:table-row>
            <table:table-row>
              <table:table-cell office:value-type="string">
                <text:p>10/26-11/02</text:p>
              </table:table-cell>
              <table:table-cell office:value-type="float" office:value="6249">
                <text:p>6249</text:p>
              </table:table-cell>
              <table:table-cell office:value-type="float" office:value="75434">
                <text:p>75434</text:p>
              </table:table-cell>
              <table:table-cell office:value-type="float" office:value="69366">
                <text:p>69366</text:p>
              </table:table-cell>
              <table:table-cell office:value-type="float" office:value="62951">
                <text:p>62951</text:p>
              </table:table-cell>
              <table:table-cell office:value-type="float" office:value="23402">
                <text:p>23402</text:p>
              </table:table-cell>
            </table:table-row>
            <table:table-row>
              <table:table-cell office:value-type="string">
                <text:p>11/02-11/09</text:p>
              </table:table-cell>
              <table:table-cell office:value-type="float" office:value="5735">
                <text:p>5735</text:p>
              </table:table-cell>
              <table:table-cell office:value-type="float" office:value="75451">
                <text:p>75451</text:p>
              </table:table-cell>
              <table:table-cell office:value-type="float" office:value="68442">
                <text:p>68442</text:p>
              </table:table-cell>
              <table:table-cell office:value-type="float" office:value="59185">
                <text:p>59185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11/09-11/16</text:p>
              </table:table-cell>
              <table:table-cell office:value-type="float" office:value="5049">
                <text:p>5049</text:p>
              </table:table-cell>
              <table:table-cell office:value-type="float" office:value="64675">
                <text:p>64675</text:p>
              </table:table-cell>
              <table:table-cell office:value-type="float" office:value="56696">
                <text:p>56696</text:p>
              </table:table-cell>
              <table:table-cell office:value-type="float" office:value="50839">
                <text:p>50839</text:p>
              </table:table-cell>
              <table:table-cell office:value-type="float" office:value="20311">
                <text:p>20311</text:p>
              </table:table-cell>
            </table:table-row>
            <table:table-row>
              <table:table-cell office:value-type="string">
                <text:p>11/16-11/23</text:p>
              </table:table-cell>
              <table:table-cell office:value-type="float" office:value="4890">
                <text:p>4890</text:p>
              </table:table-cell>
              <table:table-cell office:value-type="float" office:value="65647">
                <text:p>65647</text:p>
              </table:table-cell>
              <table:table-cell office:value-type="float" office:value="46963">
                <text:p>46963</text:p>
              </table:table-cell>
              <table:table-cell office:value-type="float" office:value="44362">
                <text:p>44362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11/23-11/30</text:p>
              </table:table-cell>
              <table:table-cell office:value-type="float" office:value="4526">
                <text:p>4526</text:p>
              </table:table-cell>
              <table:table-cell office:value-type="float" office:value="56043">
                <text:p>56043</text:p>
              </table:table-cell>
              <table:table-cell office:value-type="float" office:value="20621">
                <text:p>20621</text:p>
              </table:table-cell>
              <table:table-cell office:value-type="float" office:value="19235">
                <text:p>19235</text:p>
              </table:table-cell>
              <table:table-cell office:value-type="float" office:value="14104">
                <text:p>14104</text:p>
              </table:table-cell>
            </table:table-row>
            <table:table-row>
              <table:table-cell office:value-type="string">
                <text:p>11/30-12/07</text:p>
              </table:table-cell>
              <table:table-cell office:value-type="float" office:value="5787">
                <text:p>5787</text:p>
              </table:table-cell>
              <table:table-cell office:value-type="float" office:value="66132">
                <text:p>66132</text:p>
              </table:table-cell>
              <table:table-cell office:value-type="float" office:value="25073">
                <text:p>25073</text:p>
              </table:table-cell>
              <table:table-cell office:value-type="float" office:value="22861">
                <text:p>22861</text:p>
              </table:table-cell>
              <table:table-cell office:value-type="float" office:value="16764">
                <text:p>16764</text:p>
              </table:table-cell>
            </table:table-row>
            <table:table-row>
              <table:table-cell office:value-type="string">
                <text:p>12/07-12/14</text:p>
              </table:table-cell>
              <table:table-cell office:value-type="float" office:value="5758">
                <text:p>5758</text:p>
              </table:table-cell>
              <table:table-cell office:value-type="float" office:value="65336">
                <text:p>65336</text:p>
              </table:table-cell>
              <table:table-cell office:value-type="float" office:value="24561">
                <text:p>24561</text:p>
              </table:table-cell>
              <table:table-cell office:value-type="float" office:value="23076">
                <text:p>23076</text:p>
              </table:table-cell>
              <table:table-cell office:value-type="float" office:value="16985">
                <text:p>16985</text:p>
              </table:table-cell>
            </table:table-row>
            <table:table-row>
              <table:table-cell office:value-type="string">
                <text:p>12/14-12/21</text:p>
              </table:table-cell>
              <table:table-cell office:value-type="float" office:value="5775">
                <text:p>5775</text:p>
              </table:table-cell>
              <table:table-cell office:value-type="float" office:value="67369">
                <text:p>67369</text:p>
              </table:table-cell>
              <table:table-cell office:value-type="float" office:value="25817">
                <text:p>25817</text:p>
              </table:table-cell>
              <table:table-cell office:value-type="float" office:value="24144">
                <text:p>24144</text:p>
              </table:table-cell>
              <table:table-cell office:value-type="float" office:value="16990">
                <text:p>16990</text:p>
              </table:table-cell>
            </table:table-row>
            <table:table-row>
              <table:table-cell office:value-type="string">
                <text:p>12/21-12/28</text:p>
              </table:table-cell>
              <table:table-cell office:value-type="float" office:value="4122">
                <text:p>4122</text:p>
              </table:table-cell>
              <table:table-cell office:value-type="float" office:value="51715">
                <text:p>51715</text:p>
              </table:table-cell>
              <table:table-cell office:value-type="float" office:value="19927">
                <text:p>19927</text:p>
              </table:table-cell>
              <table:table-cell office:value-type="float" office:value="18073">
                <text:p>18073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12/28-01/04</text:p>
              </table:table-cell>
              <table:table-cell office:value-type="float" office:value="5354">
                <text:p>5354</text:p>
              </table:table-cell>
              <table:table-cell office:value-type="float" office:value="62929">
                <text:p>62929</text:p>
              </table:table-cell>
              <table:table-cell office:value-type="float" office:value="24317">
                <text:p>24317</text:p>
              </table:table-cell>
              <table:table-cell office:value-type="float" office:value="22234">
                <text:p>22234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01/04-01/11</text:p>
              </table:table-cell>
              <table:table-cell office:value-type="float" office:value="5472">
                <text:p>5472</text:p>
              </table:table-cell>
              <table:table-cell office:value-type="float" office:value="63854">
                <text:p>63854</text:p>
              </table:table-cell>
              <table:table-cell office:value-type="float" office:value="26208">
                <text:p>26208</text:p>
              </table:table-cell>
              <table:table-cell office:value-type="float" office:value="25422">
                <text:p>25422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01/11-01/18</text:p>
              </table:table-cell>
              <table:table-cell office:value-type="float" office:value="5302">
                <text:p>5302</text:p>
              </table:table-cell>
              <table:table-cell office:value-type="float" office:value="64834">
                <text:p>64834</text:p>
              </table:table-cell>
              <table:table-cell office:value-type="float" office:value="58932">
                <text:p>58932</text:p>
              </table:table-cell>
              <table:table-cell office:value-type="float" office:value="57950">
                <text:p>57950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01/18-01/25</text:p>
              </table:table-cell>
              <table:table-cell office:value-type="float" office:value="4865">
                <text:p>4865</text:p>
              </table:table-cell>
              <table:table-cell office:value-type="float" office:value="62807">
                <text:p>62807</text:p>
              </table:table-cell>
              <table:table-cell office:value-type="float" office:value="59776">
                <text:p>59776</text:p>
              </table:table-cell>
              <table:table-cell office:value-type="float" office:value="56319">
                <text:p>56319</text:p>
              </table:table-cell>
              <table:table-cell office:value-type="float" office:value="20006">
                <text:p>20006</text:p>
              </table:table-cell>
            </table:table-row>
            <table:table-row>
              <table:table-cell office:value-type="string">
                <text:p>01/25-02/01</text:p>
              </table:table-cell>
              <table:table-cell office:value-type="float" office:value="4696">
                <text:p>4696</text:p>
              </table:table-cell>
              <table:table-cell office:value-type="float" office:value="64606">
                <text:p>64606</text:p>
              </table:table-cell>
              <table:table-cell office:value-type="float" office:value="61376">
                <text:p>61376</text:p>
              </table:table-cell>
              <table:table-cell office:value-type="float" office:value="59190">
                <text:p>59190</text:p>
              </table:table-cell>
              <table:table-cell office:value-type="float" office:value="21414">
                <text:p>21414</text:p>
              </table:table-cell>
            </table:table-row>
            <table:table-row>
              <table:table-cell office:value-type="string">
                <text:p>02/01-02/08</text:p>
              </table:table-cell>
              <table:table-cell office:value-type="float" office:value="4867">
                <text:p>4867</text:p>
              </table:table-cell>
              <table:table-cell office:value-type="float" office:value="62774">
                <text:p>62774</text:p>
              </table:table-cell>
              <table:table-cell office:value-type="float" office:value="57756">
                <text:p>57756</text:p>
              </table:table-cell>
              <table:table-cell office:value-type="float" office:value="56064">
                <text:p>56064</text:p>
              </table:table-cell>
              <table:table-cell office:value-type="float" office:value="20634">
                <text:p>20634</text:p>
              </table:table-cell>
            </table:table-row>
            <table:table-row>
              <table:table-cell office:value-type="string">
                <text:p>02/08-02/15</text:p>
              </table:table-cell>
              <table:table-cell office:value-type="float" office:value="5164">
                <text:p>5164</text:p>
              </table:table-cell>
              <table:table-cell office:value-type="float" office:value="67409">
                <text:p>67409</text:p>
              </table:table-cell>
              <table:table-cell office:value-type="float" office:value="63684">
                <text:p>63684</text:p>
              </table:table-cell>
              <table:table-cell office:value-type="float" office:value="62591">
                <text:p>62591</text:p>
              </table:table-cell>
              <table:table-cell office:value-type="float" office:value="20319">
                <text:p>20319</text:p>
              </table:table-cell>
            </table:table-row>
            <table:table-row>
              <table:table-cell office:value-type="string">
                <text:p>02/15-02/22</text:p>
              </table:table-cell>
              <table:table-cell office:value-type="float" office:value="5716">
                <text:p>5716</text:p>
              </table:table-cell>
              <table:table-cell office:value-type="float" office:value="72321">
                <text:p>72321</text:p>
              </table:table-cell>
              <table:table-cell office:value-type="float" office:value="66079">
                <text:p>66079</text:p>
              </table:table-cell>
              <table:table-cell office:value-type="float" office:value="63603">
                <text:p>63603</text:p>
              </table:table-cell>
              <table:table-cell office:value-type="float" office:value="20540">
                <text:p>20540</text:p>
              </table:table-cell>
            </table:table-row>
            <table:table-row>
              <table:table-cell office:value-type="string">
                <text:p>02/15-03/01</text:p>
              </table:table-cell>
              <table:table-cell office:value-type="float" office:value="6220">
                <text:p>6220</text:p>
              </table:table-cell>
              <table:table-cell office:value-type="float" office:value="78865">
                <text:p>78865</text:p>
              </table:table-cell>
              <table:table-cell office:value-type="float" office:value="70296">
                <text:p>70296</text:p>
              </table:table-cell>
              <table:table-cell office:value-type="float" office:value="66278">
                <text:p>66278</text:p>
              </table:table-cell>
              <table:table-cell office:value-type="float" office:value="19976">
                <text:p>19976</text:p>
              </table:table-cell>
            </table:table-row>
            <table:table-row>
              <table:table-cell office:value-type="string">
                <text:p>03/01-03/08</text:p>
              </table:table-cell>
              <table:table-cell office:value-type="float" office:value="6330">
                <text:p>6330</text:p>
              </table:table-cell>
              <table:table-cell office:value-type="float" office:value="80182">
                <text:p>80182</text:p>
              </table:table-cell>
              <table:table-cell office:value-type="float" office:value="71459">
                <text:p>71459</text:p>
              </table:table-cell>
              <table:table-cell office:value-type="float" office:value="65199">
                <text:p>65199</text:p>
              </table:table-cell>
              <table:table-cell office:value-type="float" office:value="19916">
                <text:p>19916</text:p>
              </table:table-cell>
            </table:table-row>
            <table:table-row>
              <table:table-cell office:value-type="string">
                <text:p>03/08-03/15</text:p>
              </table:table-cell>
              <table:table-cell office:value-type="float" office:value="6420">
                <text:p>6420</text:p>
              </table:table-cell>
              <table:table-cell office:value-type="float" office:value="82409">
                <text:p>82409</text:p>
              </table:table-cell>
              <table:table-cell office:value-type="float" office:value="74822">
                <text:p>74822</text:p>
              </table:table-cell>
              <table:table-cell office:value-type="float" office:value="66967">
                <text:p>66967</text:p>
              </table:table-cell>
              <table:table-cell office:value-type="float" office:value="20155">
                <text:p>20155</text:p>
              </table:table-cell>
            </table:table-row>
            <table:table-row>
              <table:table-cell office:value-type="string">
                <text:p>03/15-03/22</text:p>
              </table:table-cell>
              <table:table-cell office:value-type="float" office:value="6569">
                <text:p>6569</text:p>
              </table:table-cell>
              <table:table-cell office:value-type="float" office:value="84421">
                <text:p>84421</text:p>
              </table:table-cell>
              <table:table-cell office:value-type="float" office:value="80103">
                <text:p>80103</text:p>
              </table:table-cell>
              <table:table-cell office:value-type="float" office:value="72077">
                <text:p>72077</text:p>
              </table:table-cell>
              <table:table-cell office:value-type="float" office:value="19525">
                <text:p>19525</text:p>
              </table:table-cell>
            </table:table-row>
            <table:table-row>
              <table:table-cell office:value-type="string">
                <text:p>03/22-03/29</text:p>
              </table:table-cell>
              <table:table-cell office:value-type="float" office:value="6266">
                <text:p>6266</text:p>
              </table:table-cell>
              <table:table-cell office:value-type="float" office:value="81923">
                <text:p>81923</text:p>
              </table:table-cell>
              <table:table-cell office:value-type="float" office:value="77509">
                <text:p>77509</text:p>
              </table:table-cell>
              <table:table-cell office:value-type="float" office:value="67536">
                <text:p>67536</text:p>
              </table:table-cell>
              <table:table-cell office:value-type="float" office:value="19418">
                <text:p>19418</text:p>
              </table:table-cell>
            </table:table-row>
            <table:table-row>
              <table:table-cell office:value-type="string">
                <text:p>03/29-04/05</text:p>
              </table:table-cell>
              <table:table-cell office:value-type="float" office:value="6926">
                <text:p>6926</text:p>
              </table:table-cell>
              <table:table-cell office:value-type="float" office:value="82435">
                <text:p>82435</text:p>
              </table:table-cell>
              <table:table-cell office:value-type="float" office:value="74039">
                <text:p>74039</text:p>
              </table:table-cell>
              <table:table-cell office:value-type="float" office:value="60593">
                <text:p>60593</text:p>
              </table:table-cell>
              <table:table-cell office:value-type="float" office:value="19566">
                <text:p>19566</text:p>
              </table:table-cell>
            </table:table-row>
            <table:table-row>
              <table:table-cell office:value-type="string">
                <text:p>04/05-04/12</text:p>
              </table:table-cell>
              <table:table-cell office:value-type="float" office:value="7481">
                <text:p>7481</text:p>
              </table:table-cell>
              <table:table-cell office:value-type="float" office:value="92844">
                <text:p>92844</text:p>
              </table:table-cell>
              <table:table-cell office:value-type="float" office:value="75156">
                <text:p>75156</text:p>
              </table:table-cell>
              <table:table-cell office:value-type="float" office:value="65416">
                <text:p>65416</text:p>
              </table:table-cell>
              <table:table-cell office:value-type="float" office:value="20081">
                <text:p>20081</text:p>
              </table:table-cell>
            </table:table-row>
            <table:table-row>
              <table:table-cell office:value-type="string">
                <text:p>04/12-04/19</text:p>
              </table:table-cell>
              <table:table-cell office:value-type="float" office:value="6961">
                <text:p>6961</text:p>
              </table:table-cell>
              <table:table-cell office:value-type="float" office:value="86968">
                <text:p>86968</text:p>
              </table:table-cell>
              <table:table-cell office:value-type="float" office:value="78977">
                <text:p>78977</text:p>
              </table:table-cell>
              <table:table-cell office:value-type="float" office:value="68661">
                <text:p>68661</text:p>
              </table:table-cell>
              <table:table-cell office:value-type="float" office:value="20337">
                <text:p>20337</text:p>
              </table:table-cell>
            </table:table-row>
            <table:table-row>
              <table:table-cell office:value-type="string">
                <text:p>04/19-04/26</text:p>
              </table:table-cell>
              <table:table-cell office:value-type="float" office:value="6455">
                <text:p>6455</text:p>
              </table:table-cell>
              <table:table-cell office:value-type="float" office:value="84339">
                <text:p>84339</text:p>
              </table:table-cell>
              <table:table-cell office:value-type="float" office:value="79228">
                <text:p>79228</text:p>
              </table:table-cell>
              <table:table-cell office:value-type="float" office:value="70807">
                <text:p>70807</text:p>
              </table:table-cell>
              <table:table-cell office:value-type="float" office:value="19991">
                <text:p>19991</text:p>
              </table:table-cell>
            </table:table-row>
            <table:table-row>
              <table:table-cell office:value-type="string">
                <text:p>04/26-05/02</text:p>
              </table:table-cell>
              <table:table-cell office:value-type="float" office:value="6575">
                <text:p>6575</text:p>
              </table:table-cell>
              <table:table-cell office:value-type="float" office:value="89657">
                <text:p>89657</text:p>
              </table:table-cell>
              <table:table-cell office:value-type="float" office:value="82159">
                <text:p>82159</text:p>
              </table:table-cell>
              <table:table-cell office:value-type="float" office:value="70479">
                <text:p>70479</text:p>
              </table:table-cell>
              <table:table-cell office:value-type="float" office:value="20117">
                <text:p>20117</text:p>
              </table:table-cell>
            </table:table-row>
            <table:table-row>
              <table:table-cell office:value-type="string">
                <text:p>05/03-05/10</text:p>
              </table:table-cell>
              <table:table-cell office:value-type="float" office:value="7017">
                <text:p>7017</text:p>
              </table:table-cell>
              <table:table-cell office:value-type="float" office:value="97030">
                <text:p>97030</text:p>
              </table:table-cell>
              <table:table-cell office:value-type="float" office:value="90197">
                <text:p>90197</text:p>
              </table:table-cell>
              <table:table-cell office:value-type="float" office:value="81571">
                <text:p>81571</text:p>
              </table:table-cell>
              <table:table-cell office:value-type="float" office:value="21005">
                <text:p>21005</text:p>
              </table:table-cell>
            </table:table-row>
            <table:table-row>
              <table:table-cell office:value-type="string">
                <text:p>05/10-05/17</text:p>
              </table:table-cell>
              <table:table-cell office:value-type="float" office:value="7341">
                <text:p>7341</text:p>
              </table:table-cell>
              <table:table-cell office:value-type="float" office:value="97900">
                <text:p>97900</text:p>
              </table:table-cell>
              <table:table-cell office:value-type="float" office:value="91069">
                <text:p>91069</text:p>
              </table:table-cell>
              <table:table-cell office:value-type="float" office:value="76783">
                <text:p>76783</text:p>
              </table:table-cell>
              <table:table-cell office:value-type="float" office:value="21495">
                <text:p>21495</text:p>
              </table:table-cell>
            </table:table-row>
            <table:table-row>
              <table:table-cell office:value-type="string">
                <text:p>05/17-05/24</text:p>
              </table:table-cell>
              <table:table-cell office:value-type="float" office:value="6841">
                <text:p>6841</text:p>
              </table:table-cell>
              <table:table-cell office:value-type="float" office:value="98394">
                <text:p>98394</text:p>
              </table:table-cell>
              <table:table-cell office:value-type="float" office:value="93042">
                <text:p>93042</text:p>
              </table:table-cell>
              <table:table-cell office:value-type="float" office:value="78922">
                <text:p>78922</text:p>
              </table:table-cell>
              <table:table-cell office:value-type="float" office:value="21737">
                <text:p>21737</text:p>
              </table:table-cell>
            </table:table-row>
            <table:table-row>
              <table:table-cell office:value-type="string">
                <text:p>05/24-05/31</text:p>
              </table:table-cell>
              <table:table-cell office:value-type="float" office:value="5968">
                <text:p>5968</text:p>
              </table:table-cell>
              <table:table-cell office:value-type="float" office:value="98793">
                <text:p>98793</text:p>
              </table:table-cell>
              <table:table-cell office:value-type="float" office:value="91266">
                <text:p>91266</text:p>
              </table:table-cell>
              <table:table-cell office:value-type="float" office:value="78377">
                <text:p>78377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05/31-06/07</text:p>
              </table:table-cell>
              <table:table-cell office:value-type="float" office:value="5448">
                <text:p>5448</text:p>
              </table:table-cell>
              <table:table-cell office:value-type="float" office:value="95612">
                <text:p>95612</text:p>
              </table:table-cell>
              <table:table-cell office:value-type="float" office:value="93304">
                <text:p>93304</text:p>
              </table:table-cell>
              <table:table-cell office:value-type="float" office:value="77041">
                <text:p>77041</text:p>
              </table:table-cell>
              <table:table-cell office:value-type="float" office:value="20877">
                <text:p>20877</text:p>
              </table:table-cell>
            </table:table-row>
            <table:table-row>
              <table:table-cell office:value-type="string">
                <text:p>06/07-06/14</text:p>
              </table:table-cell>
              <table:table-cell office:value-type="float" office:value="5172">
                <text:p>5172</text:p>
              </table:table-cell>
              <table:table-cell office:value-type="float" office:value="93912">
                <text:p>93912</text:p>
              </table:table-cell>
              <table:table-cell office:value-type="float" office:value="93996">
                <text:p>93996</text:p>
              </table:table-cell>
              <table:table-cell office:value-type="float" office:value="80116">
                <text:p>80116</text:p>
              </table:table-cell>
              <table:table-cell office:value-type="float" office:value="21847">
                <text:p>21847</text:p>
              </table:table-cell>
            </table:table-row>
            <table:table-row>
              <table:table-cell office:value-type="string">
                <text:p>06/14-06/21</text:p>
              </table:table-cell>
              <table:table-cell office:value-type="float" office:value="5520">
                <text:p>5520</text:p>
              </table:table-cell>
              <table:table-cell office:value-type="float" office:value="95741">
                <text:p>95741</text:p>
              </table:table-cell>
              <table:table-cell office:value-type="float" office:value="98206">
                <text:p>98206</text:p>
              </table:table-cell>
              <table:table-cell office:value-type="float" office:value="85709">
                <text:p>85709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06/21-06/28</text:p>
              </table:table-cell>
              <table:table-cell office:value-type="float" office:value="5314">
                <text:p>5314</text:p>
              </table:table-cell>
              <table:table-cell office:value-type="float" office:value="94112">
                <text:p>94112</text:p>
              </table:table-cell>
              <table:table-cell office:value-type="float" office:value="96883">
                <text:p>96883</text:p>
              </table:table-cell>
              <table:table-cell office:value-type="float" office:value="82844">
                <text:p>82844</text:p>
              </table:table-cell>
              <table:table-cell office:value-type="float" office:value="23117">
                <text:p>23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